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mm"/>
    </style:style>
    <style:style style:name="co4" style:family="table-column">
      <style:table-column-properties fo:break-before="auto" style:column-width="3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3]" office:value-type="string" office:string-value="MSE" calcext:value-type="string">
            <text:p>MS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MSE</text:p>
          </table:table-cell>
          <table:table-cell office:value-type="float" office:value="0.00092104" calcext:value-type="float">
            <text:p>9,21E-04</text:p>
          </table:table-cell>
          <table:table-cell office:value-type="float" office:value="0.00000072171" calcext:value-type="float">
            <text:p>7,22E-07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0.00092104" calcext:value-type="float">
            <text:p>9,21E-04</text:p>
          </table:table-cell>
          <table:table-cell table:formula="of:=[.D3]" office:value-type="float" office:value="0.00000072171" calcext:value-type="float">
            <text:p>7,22E-07</text:p>
          </table:table-cell>
          <table:table-cell table:formula="of:=CONCATENATE(UPPER(MID([.A3];1;FIND(&quot;.&quot;;[.A3])-1));&quot; &quot;;MID([.A3];FIND(&quot;.&quot;;[.A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MSE</text:p>
          </table:table-cell>
          <table:table-cell office:value-type="float" office:value="0.00097177" calcext:value-type="float">
            <text:p>9,72E-04</text:p>
          </table:table-cell>
          <table:table-cell office:value-type="float" office:value="0.000000031908" calcext:value-type="float">
            <text:p>3,19E-08</text:p>
          </table:table-cell>
          <table:table-cell office:value-type="float" office:value="2" calcext:value-type="float">
            <text:p>2</text:p>
          </table:table-cell>
          <table:table-cell table:formula="of:=[.C4]" office:value-type="float" office:value="0.00097177" calcext:value-type="float">
            <text:p>9,72E-04</text:p>
          </table:table-cell>
          <table:table-cell table:formula="of:=[.D4]" office:value-type="float" office:value="0.000000031908" calcext:value-type="float">
            <text:p>3,19E-08</text:p>
          </table:table-cell>
          <table:table-cell table:formula="of:=CONCATENATE(UPPER(MID([.A4];1;FIND(&quot;.&quot;;[.A4])-1));&quot; &quot;;MID([.A4];FIND(&quot;.&quot;;[.A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MSE</text:p>
          </table:table-cell>
          <table:table-cell office:value-type="float" office:value="0.0011311" calcext:value-type="float">
            <text:p>1,13E-03</text:p>
          </table:table-cell>
          <table:table-cell office:value-type="float" office:value="0.0000010151" calcext:value-type="float">
            <text:p>1,02E-06</text:p>
          </table:table-cell>
          <table:table-cell office:value-type="float" office:value="3" calcext:value-type="float">
            <text:p>3</text:p>
          </table:table-cell>
          <table:table-cell table:formula="of:=[.C5]" office:value-type="float" office:value="0.0011311" calcext:value-type="float">
            <text:p>1,13E-03</text:p>
          </table:table-cell>
          <table:table-cell table:formula="of:=[.D5]" office:value-type="float" office:value="0.0000010151" calcext:value-type="float">
            <text:p>1,02E-06</text:p>
          </table:table-cell>
          <table:table-cell table:formula="of:=CONCATENATE(UPPER(MID([.A5];1;FIND(&quot;.&quot;;[.A5])-1));&quot; &quot;;MID([.A5];FIND(&quot;.&quot;;[.A5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MSE</text:p>
          </table:table-cell>
          <table:table-cell office:value-type="float" office:value="0.0012521" calcext:value-type="float">
            <text:p>1,25E-03</text:p>
          </table:table-cell>
          <table:table-cell office:value-type="float" office:value="0.0000089199" calcext:value-type="float">
            <text:p>8,92E-06</text:p>
          </table:table-cell>
          <table:table-cell office:value-type="float" office:value="4" calcext:value-type="float">
            <text:p>4</text:p>
          </table:table-cell>
          <table:table-cell table:formula="of:=[.C6]" office:value-type="float" office:value="0.0012521" calcext:value-type="float">
            <text:p>1,25E-03</text:p>
          </table:table-cell>
          <table:table-cell table:formula="of:=[.D6]" office:value-type="float" office:value="0.0000089199" calcext:value-type="float">
            <text:p>8,92E-06</text:p>
          </table:table-cell>
          <table:table-cell table:formula="of:=CONCATENATE(UPPER(MID([.A6];1;FIND(&quot;.&quot;;[.A6])-1));&quot; &quot;;MID([.A6];FIND(&quot;.&quot;;[.A6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MSE</text:p>
          </table:table-cell>
          <table:table-cell office:value-type="float" office:value="0.0017297" calcext:value-type="float">
            <text:p>1,73E-03</text:p>
          </table:table-cell>
          <table:table-cell office:value-type="float" office:value="0.000040203" calcext:value-type="float">
            <text:p>4,02E-05</text:p>
          </table:table-cell>
          <table:table-cell office:value-type="float" office:value="5" calcext:value-type="float">
            <text:p>5</text:p>
          </table:table-cell>
          <table:table-cell table:formula="of:=[.C7]" office:value-type="float" office:value="0.0017297" calcext:value-type="float">
            <text:p>1,73E-03</text:p>
          </table:table-cell>
          <table:table-cell table:formula="of:=[.D7]" office:value-type="float" office:value="0.000040203" calcext:value-type="float">
            <text:p>4,02E-05</text:p>
          </table:table-cell>
          <table:table-cell table:formula="of:=CONCATENATE(UPPER(MID([.A7];1;FIND(&quot;.&quot;;[.A7])-1));&quot; &quot;;MID([.A7];FIND(&quot;.&quot;;[.A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MSE</text:p>
          </table:table-cell>
          <table:table-cell office:value-type="float" office:value="0.0152" calcext:value-type="float">
            <text:p>1,52E-02</text:p>
          </table:table-cell>
          <table:table-cell office:value-type="float" office:value="0.0021591" calcext:value-type="float">
            <text:p>2,16E-03</text:p>
          </table:table-cell>
          <table:table-cell office:value-type="float" office:value="6" calcext:value-type="float">
            <text:p>6</text:p>
          </table:table-cell>
          <table:table-cell table:formula="of:=[.C8]" office:value-type="float" office:value="0.0152" calcext:value-type="float">
            <text:p>1,52E-02</text:p>
          </table:table-cell>
          <table:table-cell table:formula="of:=[.D8]" office:value-type="float" office:value="0.0021591" calcext:value-type="float">
            <text:p>2,16E-03</text:p>
          </table:table-cell>
          <table:table-cell table:formula="of:=CONCATENATE(UPPER(MID([.A8];1;FIND(&quot;.&quot;;[.A8])-1));&quot; &quot;;MID([.A8];FIND(&quot;.&quot;;[.A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MSE</text:p>
          </table:table-cell>
          <table:table-cell office:value-type="float" office:value="0.042158" calcext:value-type="float">
            <text:p>4,22E-02</text:p>
          </table:table-cell>
          <table:table-cell office:value-type="float" office:value="0.041707" calcext:value-type="float">
            <text:p>4,17E-02</text:p>
          </table:table-cell>
          <table:table-cell office:value-type="float" office:value="7" calcext:value-type="float">
            <text:p>7</text:p>
          </table:table-cell>
          <table:table-cell table:formula="of:=[.C9]" office:value-type="float" office:value="0.042158" calcext:value-type="float">
            <text:p>4,22E-02</text:p>
          </table:table-cell>
          <table:table-cell table:formula="of:=[.D9]" office:value-type="float" office:value="0.041707" calcext:value-type="float">
            <text:p>4,17E-02</text:p>
          </table:table-cell>
          <table:table-cell table:formula="of:=CONCATENATE(UPPER(MID([.A9];1;FIND(&quot;.&quot;;[.A9])-1));&quot; &quot;;MID([.A9];FIND(&quot;.&quot;;[.A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MSE</text:p>
          </table:table-cell>
          <table:table-cell office:value-type="float" office:value="0.054626" calcext:value-type="float">
            <text:p>5,46E-02</text:p>
          </table:table-cell>
          <table:table-cell office:value-type="float" office:value="0.054248" calcext:value-type="float">
            <text:p>5,42E-02</text:p>
          </table:table-cell>
          <table:table-cell office:value-type="float" office:value="8" calcext:value-type="float">
            <text:p>8</text:p>
          </table:table-cell>
          <table:table-cell table:formula="of:=[.C10]" office:value-type="float" office:value="0.054626" calcext:value-type="float">
            <text:p>5,46E-02</text:p>
          </table:table-cell>
          <table:table-cell table:formula="of:=[.D10]" office:value-type="float" office:value="0.054248" calcext:value-type="float">
            <text:p>5,42E-02</text:p>
          </table:table-cell>
          <table:table-cell table:formula="of:=CONCATENATE(UPPER(MID([.A10];1;FIND(&quot;.&quot;;[.A10])-1));&quot; &quot;;MID([.A10];FIND(&quot;.&quot;;[.A1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13]" office:value-type="string" office:string-value="RMSE" calcext:value-type="string">
            <text:p>RMS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RMSE</text:p>
          </table:table-cell>
          <table:table-cell office:value-type="float" office:value="0.030053" calcext:value-type="float">
            <text:p>3,01E-02</text:p>
          </table:table-cell>
          <table:table-cell office:value-type="float" office:value="0.00017873" calcext:value-type="float">
            <text:p>1,79E-04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0.030053" calcext:value-type="float">
            <text:p>3,01E-02</text:p>
          </table:table-cell>
          <table:table-cell table:formula="of:=[.D13]" office:value-type="float" office:value="0.00017873" calcext:value-type="float">
            <text:p>1,79E-04</text:p>
          </table:table-cell>
          <table:table-cell table:formula="of:=CONCATENATE(UPPER(MID([.A13];1;FIND(&quot;.&quot;;[.A13])-1));&quot; &quot;;MID([.A13];FIND(&quot;.&quot;;[.A1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RMSE</text:p>
          </table:table-cell>
          <table:table-cell office:value-type="float" office:value="0.031147" calcext:value-type="float">
            <text:p>3,11E-02</text:p>
          </table:table-cell>
          <table:table-cell office:value-type="float" office:value="0.0000082379" calcext:value-type="float">
            <text:p>8,24E-06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0.031147" calcext:value-type="float">
            <text:p>3,11E-02</text:p>
          </table:table-cell>
          <table:table-cell table:formula="of:=[.D14]" office:value-type="float" office:value="0.0000082379" calcext:value-type="float">
            <text:p>8,24E-06</text:p>
          </table:table-cell>
          <table:table-cell table:formula="of:=CONCATENATE(UPPER(MID([.A14];1;FIND(&quot;.&quot;;[.A14])-1));&quot; &quot;;MID([.A14];FIND(&quot;.&quot;;[.A1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RMSE</text:p>
          </table:table-cell>
          <table:table-cell office:value-type="float" office:value="0.032616" calcext:value-type="float">
            <text:p>3,26E-02</text:p>
          </table:table-cell>
          <table:table-cell office:value-type="float" office:value="0.00020182" calcext:value-type="float">
            <text:p>2,02E-04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0.032616" calcext:value-type="float">
            <text:p>3,26E-02</text:p>
          </table:table-cell>
          <table:table-cell table:formula="of:=[.D15]" office:value-type="float" office:value="0.00020182" calcext:value-type="float">
            <text:p>2,02E-04</text:p>
          </table:table-cell>
          <table:table-cell table:formula="of:=CONCATENATE(UPPER(MID([.A15];1;FIND(&quot;.&quot;;[.A15])-1));&quot; &quot;;MID([.A15];FIND(&quot;.&quot;;[.A15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RMSE</text:p>
          </table:table-cell>
          <table:table-cell office:value-type="float" office:value="0.033643" calcext:value-type="float">
            <text:p>3,36E-02</text:p>
          </table:table-cell>
          <table:table-cell office:value-type="float" office:value="0.0012028" calcext:value-type="float">
            <text:p>1,20E-03</text:p>
          </table:table-cell>
          <table:table-cell office:value-type="float" office:value="4" calcext:value-type="float">
            <text:p>4</text:p>
          </table:table-cell>
          <table:table-cell table:formula="of:=[.C16]" office:value-type="float" office:value="0.033643" calcext:value-type="float">
            <text:p>3,36E-02</text:p>
          </table:table-cell>
          <table:table-cell table:formula="of:=[.D16]" office:value-type="float" office:value="0.0012028" calcext:value-type="float">
            <text:p>1,20E-03</text:p>
          </table:table-cell>
          <table:table-cell table:formula="of:=CONCATENATE(UPPER(MID([.A16];1;FIND(&quot;.&quot;;[.A16])-1));&quot; &quot;;MID([.A16];FIND(&quot;.&quot;;[.A16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RMSE</text:p>
          </table:table-cell>
          <table:table-cell office:value-type="float" office:value="0.036789" calcext:value-type="float">
            <text:p>3,68E-02</text:p>
          </table:table-cell>
          <table:table-cell office:value-type="float" office:value="0.0037622" calcext:value-type="float">
            <text:p>3,76E-03</text:p>
          </table:table-cell>
          <table:table-cell office:value-type="float" office:value="5" calcext:value-type="float">
            <text:p>5</text:p>
          </table:table-cell>
          <table:table-cell table:formula="of:=[.C17]" office:value-type="float" office:value="0.036789" calcext:value-type="float">
            <text:p>3,68E-02</text:p>
          </table:table-cell>
          <table:table-cell table:formula="of:=[.D17]" office:value-type="float" office:value="0.0037622" calcext:value-type="float">
            <text:p>3,76E-03</text:p>
          </table:table-cell>
          <table:table-cell table:formula="of:=CONCATENATE(UPPER(MID([.A17];1;FIND(&quot;.&quot;;[.A17])-1));&quot; &quot;;MID([.A17];FIND(&quot;.&quot;;[.A1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RMSE</text:p>
          </table:table-cell>
          <table:table-cell office:value-type="float" office:value="0.11505" calcext:value-type="float">
            <text:p>1,15E-01</text:p>
          </table:table-cell>
          <table:table-cell office:value-type="float" office:value="0.01963" calcext:value-type="float">
            <text:p>1,96E-02</text:p>
          </table:table-cell>
          <table:table-cell office:value-type="float" office:value="6" calcext:value-type="float">
            <text:p>6</text:p>
          </table:table-cell>
          <table:table-cell table:formula="of:=[.C18]" office:value-type="float" office:value="0.11505" calcext:value-type="float">
            <text:p>1,15E-01</text:p>
          </table:table-cell>
          <table:table-cell table:formula="of:=[.D18]" office:value-type="float" office:value="0.01963" calcext:value-type="float">
            <text:p>1,96E-02</text:p>
          </table:table-cell>
          <table:table-cell table:formula="of:=CONCATENATE(UPPER(MID([.A18];1;FIND(&quot;.&quot;;[.A18])-1));&quot; &quot;;MID([.A18];FIND(&quot;.&quot;;[.A1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RMSE</text:p>
          </table:table-cell>
          <table:table-cell office:value-type="float" office:value="0.16095" calcext:value-type="float">
            <text:p>1,61E-01</text:p>
          </table:table-cell>
          <table:table-cell office:value-type="float" office:value="0.16253" calcext:value-type="float">
            <text:p>1,63E-01</text:p>
          </table:table-cell>
          <table:table-cell office:value-type="float" office:value="7" calcext:value-type="float">
            <text:p>7</text:p>
          </table:table-cell>
          <table:table-cell table:formula="of:=[.C19]" office:value-type="float" office:value="0.16095" calcext:value-type="float">
            <text:p>1,61E-01</text:p>
          </table:table-cell>
          <table:table-cell table:formula="of:=[.D19]" office:value-type="float" office:value="0.16253" calcext:value-type="float">
            <text:p>1,63E-01</text:p>
          </table:table-cell>
          <table:table-cell table:formula="of:=CONCATENATE(UPPER(MID([.A19];1;FIND(&quot;.&quot;;[.A19])-1));&quot; &quot;;MID([.A19];FIND(&quot;.&quot;;[.A1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RMSE</text:p>
          </table:table-cell>
          <table:table-cell office:value-type="float" office:value="0.19312" calcext:value-type="float">
            <text:p>1,93E-01</text:p>
          </table:table-cell>
          <table:table-cell office:value-type="float" office:value="0.1733" calcext:value-type="float">
            <text:p>1,73E-01</text:p>
          </table:table-cell>
          <table:table-cell office:value-type="float" office:value="8" calcext:value-type="float">
            <text:p>8</text:p>
          </table:table-cell>
          <table:table-cell table:formula="of:=[.C20]" office:value-type="float" office:value="0.19312" calcext:value-type="float">
            <text:p>1,93E-01</text:p>
          </table:table-cell>
          <table:table-cell table:formula="of:=[.D20]" office:value-type="float" office:value="0.1733" calcext:value-type="float">
            <text:p>1,73E-01</text:p>
          </table:table-cell>
          <table:table-cell table:formula="of:=CONCATENATE(UPPER(MID([.A20];1;FIND(&quot;.&quot;;[.A20])-1));&quot; &quot;;MID([.A20];FIND(&quot;.&quot;;[.A2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23]" office:value-type="string" office:string-value="MAE" calcext:value-type="string">
            <text:p>MA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MAE</text:p>
          </table:table-cell>
          <table:table-cell office:value-type="float" office:value="0.023486" calcext:value-type="float">
            <text:p>2,35E-02</text:p>
          </table:table-cell>
          <table:table-cell office:value-type="float" office:value="0.00013532" calcext:value-type="float">
            <text:p>1,35E-04</text:p>
          </table:table-cell>
          <table:table-cell office:value-type="float" office:value="1" calcext:value-type="float">
            <text:p>1</text:p>
          </table:table-cell>
          <table:table-cell table:formula="of:=[.C23]" office:value-type="float" office:value="0.023486" calcext:value-type="float">
            <text:p>2,35E-02</text:p>
          </table:table-cell>
          <table:table-cell table:formula="of:=[.D23]" office:value-type="float" office:value="0.00013532" calcext:value-type="float">
            <text:p>1,35E-04</text:p>
          </table:table-cell>
          <table:table-cell table:formula="of:=CONCATENATE(UPPER(MID([.A23];1;FIND(&quot;.&quot;;[.A23])-1));&quot; &quot;;MID([.A23];FIND(&quot;.&quot;;[.A2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MAE</text:p>
          </table:table-cell>
          <table:table-cell office:value-type="float" office:value="0.024852" calcext:value-type="float">
            <text:p>2,49E-02</text:p>
          </table:table-cell>
          <table:table-cell office:value-type="float" office:value="0.0000068851" calcext:value-type="float">
            <text:p>6,89E-06</text:p>
          </table:table-cell>
          <table:table-cell office:value-type="float" office:value="2" calcext:value-type="float">
            <text:p>2</text:p>
          </table:table-cell>
          <table:table-cell table:formula="of:=[.C24]" office:value-type="float" office:value="0.024852" calcext:value-type="float">
            <text:p>2,49E-02</text:p>
          </table:table-cell>
          <table:table-cell table:formula="of:=[.D24]" office:value-type="float" office:value="0.0000068851" calcext:value-type="float">
            <text:p>6,89E-06</text:p>
          </table:table-cell>
          <table:table-cell table:formula="of:=CONCATENATE(UPPER(MID([.A24];1;FIND(&quot;.&quot;;[.A24])-1));&quot; &quot;;MID([.A24];FIND(&quot;.&quot;;[.A2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MAE</text:p>
          </table:table-cell>
          <table:table-cell office:value-type="float" office:value="0.02659" calcext:value-type="float">
            <text:p>2,66E-02</text:p>
          </table:table-cell>
          <table:table-cell office:value-type="float" office:value="0.00014026" calcext:value-type="float">
            <text:p>1,40E-04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0.02659" calcext:value-type="float">
            <text:p>2,66E-02</text:p>
          </table:table-cell>
          <table:table-cell table:formula="of:=[.D25]" office:value-type="float" office:value="0.00014026" calcext:value-type="float">
            <text:p>1,40E-04</text:p>
          </table:table-cell>
          <table:table-cell table:formula="of:=CONCATENATE(UPPER(MID([.A25];1;FIND(&quot;.&quot;;[.A25])-1));&quot; &quot;;MID([.A25];FIND(&quot;.&quot;;[.A25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MAE</text:p>
          </table:table-cell>
          <table:table-cell office:value-type="float" office:value="0.026728" calcext:value-type="float">
            <text:p>2,67E-02</text:p>
          </table:table-cell>
          <table:table-cell office:value-type="float" office:value="0.0010265" calcext:value-type="float">
            <text:p>1,03E-03</text:p>
          </table:table-cell>
          <table:table-cell office:value-type="float" office:value="4" calcext:value-type="float">
            <text:p>4</text:p>
          </table:table-cell>
          <table:table-cell table:formula="of:=[.C26]" office:value-type="float" office:value="0.026728" calcext:value-type="float">
            <text:p>2,67E-02</text:p>
          </table:table-cell>
          <table:table-cell table:formula="of:=[.D26]" office:value-type="float" office:value="0.0010265" calcext:value-type="float">
            <text:p>1,03E-03</text:p>
          </table:table-cell>
          <table:table-cell table:formula="of:=CONCATENATE(UPPER(MID([.A26];1;FIND(&quot;.&quot;;[.A26])-1));&quot; &quot;;MID([.A26];FIND(&quot;.&quot;;[.A26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MAE</text:p>
          </table:table-cell>
          <table:table-cell office:value-type="float" office:value="0.029008" calcext:value-type="float">
            <text:p>2,90E-02</text:p>
          </table:table-cell>
          <table:table-cell office:value-type="float" office:value="0.0026461" calcext:value-type="float">
            <text:p>2,65E-03</text:p>
          </table:table-cell>
          <table:table-cell office:value-type="float" office:value="5" calcext:value-type="float">
            <text:p>5</text:p>
          </table:table-cell>
          <table:table-cell table:formula="of:=[.C27]" office:value-type="float" office:value="0.029008" calcext:value-type="float">
            <text:p>2,90E-02</text:p>
          </table:table-cell>
          <table:table-cell table:formula="of:=[.D27]" office:value-type="float" office:value="0.0026461" calcext:value-type="float">
            <text:p>2,65E-03</text:p>
          </table:table-cell>
          <table:table-cell table:formula="of:=CONCATENATE(UPPER(MID([.A27];1;FIND(&quot;.&quot;;[.A27])-1));&quot; &quot;;MID([.A27];FIND(&quot;.&quot;;[.A2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MAE</text:p>
          </table:table-cell>
          <table:table-cell office:value-type="float" office:value="0.093976" calcext:value-type="float">
            <text:p>9,40E-02</text:p>
          </table:table-cell>
          <table:table-cell office:value-type="float" office:value="0.01697" calcext:value-type="float">
            <text:p>1,70E-02</text:p>
          </table:table-cell>
          <table:table-cell office:value-type="float" office:value="6" calcext:value-type="float">
            <text:p>6</text:p>
          </table:table-cell>
          <table:table-cell table:formula="of:=[.C28]" office:value-type="float" office:value="0.093976" calcext:value-type="float">
            <text:p>9,40E-02</text:p>
          </table:table-cell>
          <table:table-cell table:formula="of:=[.D28]" office:value-type="float" office:value="0.01697" calcext:value-type="float">
            <text:p>1,70E-02</text:p>
          </table:table-cell>
          <table:table-cell table:formula="of:=CONCATENATE(UPPER(MID([.A28];1;FIND(&quot;.&quot;;[.A28])-1));&quot; &quot;;MID([.A28];FIND(&quot;.&quot;;[.A2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MAE</text:p>
          </table:table-cell>
          <table:table-cell office:value-type="float" office:value="0.13729" calcext:value-type="float">
            <text:p>1,37E-01</text:p>
          </table:table-cell>
          <table:table-cell office:value-type="float" office:value="0.11909" calcext:value-type="float">
            <text:p>1,19E-01</text:p>
          </table:table-cell>
          <table:table-cell office:value-type="float" office:value="7" calcext:value-type="float">
            <text:p>7</text:p>
          </table:table-cell>
          <table:table-cell table:formula="of:=[.C29]" office:value-type="float" office:value="0.13729" calcext:value-type="float">
            <text:p>1,37E-01</text:p>
          </table:table-cell>
          <table:table-cell table:formula="of:=[.D29]" office:value-type="float" office:value="0.11909" calcext:value-type="float">
            <text:p>1,19E-01</text:p>
          </table:table-cell>
          <table:table-cell table:formula="of:=CONCATENATE(UPPER(MID([.A29];1;FIND(&quot;.&quot;;[.A29])-1));&quot; &quot;;MID([.A29];FIND(&quot;.&quot;;[.A2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MAE</text:p>
          </table:table-cell>
          <table:table-cell office:value-type="float" office:value="0.16186" calcext:value-type="float">
            <text:p>1,62E-01</text:p>
          </table:table-cell>
          <table:table-cell office:value-type="float" office:value="0.11862" calcext:value-type="float">
            <text:p>1,19E-01</text:p>
          </table:table-cell>
          <table:table-cell office:value-type="float" office:value="8" calcext:value-type="float">
            <text:p>8</text:p>
          </table:table-cell>
          <table:table-cell table:formula="of:=[.C30]" office:value-type="float" office:value="0.16186" calcext:value-type="float">
            <text:p>1,62E-01</text:p>
          </table:table-cell>
          <table:table-cell table:formula="of:=[.D30]" office:value-type="float" office:value="0.11862" calcext:value-type="float">
            <text:p>1,19E-01</text:p>
          </table:table-cell>
          <table:table-cell table:formula="of:=CONCATENATE(UPPER(MID([.A30];1;FIND(&quot;.&quot;;[.A30])-1));&quot; &quot;;MID([.A30];FIND(&quot;.&quot;;[.A3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33]" office:value-type="string" office:string-value="MdAE" calcext:value-type="string">
            <text:p>MdA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MdAE</text:p>
          </table:table-cell>
          <table:table-cell office:value-type="float" office:value="0.019005" calcext:value-type="float">
            <text:p>1,90E-02</text:p>
          </table:table-cell>
          <table:table-cell office:value-type="float" office:value="0.00016173" calcext:value-type="float">
            <text:p>1,62E-04</text:p>
          </table:table-cell>
          <table:table-cell office:value-type="float" office:value="1" calcext:value-type="float">
            <text:p>1</text:p>
          </table:table-cell>
          <table:table-cell table:formula="of:=[.C33]" office:value-type="float" office:value="0.019005" calcext:value-type="float">
            <text:p>1,90E-02</text:p>
          </table:table-cell>
          <table:table-cell table:formula="of:=[.D33]" office:value-type="float" office:value="0.00016173" calcext:value-type="float">
            <text:p>1,62E-04</text:p>
          </table:table-cell>
          <table:table-cell table:formula="of:=CONCATENATE(UPPER(MID([.A33];1;FIND(&quot;.&quot;;[.A33])-1));&quot; &quot;;MID([.A33];FIND(&quot;.&quot;;[.A3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MdAE</text:p>
          </table:table-cell>
          <table:table-cell office:value-type="float" office:value="0.021221" calcext:value-type="float">
            <text:p>2,12E-02</text:p>
          </table:table-cell>
          <table:table-cell office:value-type="float" office:value="0.000015615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 table:formula="of:=[.C34]" office:value-type="float" office:value="0.021221" calcext:value-type="float">
            <text:p>2,12E-02</text:p>
          </table:table-cell>
          <table:table-cell table:formula="of:=[.D34]" office:value-type="float" office:value="0.000015615" calcext:value-type="float">
            <text:p>1,56E-05</text:p>
          </table:table-cell>
          <table:table-cell table:formula="of:=CONCATENATE(UPPER(MID([.A34];1;FIND(&quot;.&quot;;[.A34])-1));&quot; &quot;;MID([.A34];FIND(&quot;.&quot;;[.A3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MdAE</text:p>
          </table:table-cell>
          <table:table-cell office:value-type="float" office:value="0.022569" calcext:value-type="float">
            <text:p>2,26E-02</text:p>
          </table:table-cell>
          <table:table-cell office:value-type="float" office:value="0.0013197" calcext:value-type="float">
            <text:p>1,32E-03</text:p>
          </table:table-cell>
          <table:table-cell office:value-type="float" office:value="3" calcext:value-type="float">
            <text:p>3</text:p>
          </table:table-cell>
          <table:table-cell table:formula="of:=[.C35]" office:value-type="float" office:value="0.022569" calcext:value-type="float">
            <text:p>2,26E-02</text:p>
          </table:table-cell>
          <table:table-cell table:formula="of:=[.D35]" office:value-type="float" office:value="0.0013197" calcext:value-type="float">
            <text:p>1,32E-03</text:p>
          </table:table-cell>
          <table:table-cell table:formula="of:=CONCATENATE(UPPER(MID([.A35];1;FIND(&quot;.&quot;;[.A35])-1));&quot; &quot;;MID([.A35];FIND(&quot;.&quot;;[.A35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MdAE</text:p>
          </table:table-cell>
          <table:table-cell office:value-type="float" office:value="0.023461" calcext:value-type="float">
            <text:p>2,35E-02</text:p>
          </table:table-cell>
          <table:table-cell office:value-type="float" office:value="0.00011816" calcext:value-type="float">
            <text:p>1,18E-04</text:p>
          </table:table-cell>
          <table:table-cell office:value-type="float" office:value="4" calcext:value-type="float">
            <text:p>4</text:p>
          </table:table-cell>
          <table:table-cell table:formula="of:=[.C36]" office:value-type="float" office:value="0.023461" calcext:value-type="float">
            <text:p>2,35E-02</text:p>
          </table:table-cell>
          <table:table-cell table:formula="of:=[.D36]" office:value-type="float" office:value="0.00011816" calcext:value-type="float">
            <text:p>1,18E-04</text:p>
          </table:table-cell>
          <table:table-cell table:formula="of:=CONCATENATE(UPPER(MID([.A36];1;FIND(&quot;.&quot;;[.A36])-1));&quot; &quot;;MID([.A36];FIND(&quot;.&quot;;[.A36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MdAE</text:p>
          </table:table-cell>
          <table:table-cell office:value-type="float" office:value="0.024672" calcext:value-type="float">
            <text:p>2,47E-02</text:p>
          </table:table-cell>
          <table:table-cell office:value-type="float" office:value="0.0030304" calcext:value-type="float">
            <text:p>3,03E-03</text:p>
          </table:table-cell>
          <table:table-cell office:value-type="float" office:value="5" calcext:value-type="float">
            <text:p>5</text:p>
          </table:table-cell>
          <table:table-cell table:formula="of:=[.C37]" office:value-type="float" office:value="0.024672" calcext:value-type="float">
            <text:p>2,47E-02</text:p>
          </table:table-cell>
          <table:table-cell table:formula="of:=[.D37]" office:value-type="float" office:value="0.0030304" calcext:value-type="float">
            <text:p>3,03E-03</text:p>
          </table:table-cell>
          <table:table-cell table:formula="of:=CONCATENATE(UPPER(MID([.A37];1;FIND(&quot;.&quot;;[.A37])-1));&quot; &quot;;MID([.A37];FIND(&quot;.&quot;;[.A3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MdAE</text:p>
          </table:table-cell>
          <table:table-cell office:value-type="float" office:value="0.086196" calcext:value-type="float">
            <text:p>8,62E-02</text:p>
          </table:table-cell>
          <table:table-cell office:value-type="float" office:value="0.033168" calcext:value-type="float">
            <text:p>3,32E-02</text:p>
          </table:table-cell>
          <table:table-cell office:value-type="float" office:value="6" calcext:value-type="float">
            <text:p>6</text:p>
          </table:table-cell>
          <table:table-cell table:formula="of:=[.C38]" office:value-type="float" office:value="0.086196" calcext:value-type="float">
            <text:p>8,62E-02</text:p>
          </table:table-cell>
          <table:table-cell table:formula="of:=[.D38]" office:value-type="float" office:value="0.033168" calcext:value-type="float">
            <text:p>3,32E-02</text:p>
          </table:table-cell>
          <table:table-cell table:formula="of:=CONCATENATE(UPPER(MID([.A38];1;FIND(&quot;.&quot;;[.A38])-1));&quot; &quot;;MID([.A38];FIND(&quot;.&quot;;[.A3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MdAE</text:p>
          </table:table-cell>
          <table:table-cell office:value-type="float" office:value="0.14288" calcext:value-type="float">
            <text:p>1,43E-01</text:p>
          </table:table-cell>
          <table:table-cell office:value-type="float" office:value="0.16501" calcext:value-type="float">
            <text:p>1,65E-01</text:p>
          </table:table-cell>
          <table:table-cell office:value-type="float" office:value="7" calcext:value-type="float">
            <text:p>7</text:p>
          </table:table-cell>
          <table:table-cell table:formula="of:=[.C39]" office:value-type="float" office:value="0.14288" calcext:value-type="float">
            <text:p>1,43E-01</text:p>
          </table:table-cell>
          <table:table-cell table:formula="of:=[.D39]" office:value-type="float" office:value="0.16501" calcext:value-type="float">
            <text:p>1,65E-01</text:p>
          </table:table-cell>
          <table:table-cell table:formula="of:=CONCATENATE(UPPER(MID([.A39];1;FIND(&quot;.&quot;;[.A39])-1));&quot; &quot;;MID([.A39];FIND(&quot;.&quot;;[.A3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MdAE</text:p>
          </table:table-cell>
          <table:table-cell office:value-type="float" office:value="0.16266" calcext:value-type="float">
            <text:p>1,63E-01</text:p>
          </table:table-cell>
          <table:table-cell office:value-type="float" office:value="0.15341" calcext:value-type="float">
            <text:p>1,53E-01</text:p>
          </table:table-cell>
          <table:table-cell office:value-type="float" office:value="8" calcext:value-type="float">
            <text:p>8</text:p>
          </table:table-cell>
          <table:table-cell table:formula="of:=[.C40]" office:value-type="float" office:value="0.16266" calcext:value-type="float">
            <text:p>1,63E-01</text:p>
          </table:table-cell>
          <table:table-cell table:formula="of:=[.D40]" office:value-type="float" office:value="0.15341" calcext:value-type="float">
            <text:p>1,53E-01</text:p>
          </table:table-cell>
          <table:table-cell table:formula="of:=CONCATENATE(UPPER(MID([.A40];1;FIND(&quot;.&quot;;[.A40])-1));&quot; &quot;;MID([.A40];FIND(&quot;.&quot;;[.A4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43]" office:value-type="string" office:string-value="MAPE" calcext:value-type="string">
            <text:p>MAP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MAPE</text:p>
          </table:table-cell>
          <table:table-cell office:value-type="float" office:value="1.2505" calcext:value-type="float">
            <text:p>1,25E+00</text:p>
          </table:table-cell>
          <table:table-cell office:value-type="float" office:value="0.45155" calcext:value-type="float">
            <text:p>4,52E-01</text:p>
          </table:table-cell>
          <table:table-cell office:value-type="float" office:value="1" calcext:value-type="float">
            <text:p>1</text:p>
          </table:table-cell>
          <table:table-cell table:formula="of:=[.C43]" office:value-type="float" office:value="1.2505" calcext:value-type="float">
            <text:p>1,25E+00</text:p>
          </table:table-cell>
          <table:table-cell table:formula="of:=[.D43]" office:value-type="float" office:value="0.45155" calcext:value-type="float">
            <text:p>4,52E-01</text:p>
          </table:table-cell>
          <table:table-cell table:formula="of:=CONCATENATE(UPPER(MID([.A43];1;FIND(&quot;.&quot;;[.A43])-1));&quot; &quot;;MID([.A43];FIND(&quot;.&quot;;[.A4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MAPE</text:p>
          </table:table-cell>
          <table:table-cell office:value-type="float" office:value="1.3158" calcext:value-type="float">
            <text:p>1,32E+00</text:p>
          </table:table-cell>
          <table:table-cell office:value-type="float" office:value="0.022871" calcext:value-type="float">
            <text:p>2,29E-02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1.3158" calcext:value-type="float">
            <text:p>1,32E+00</text:p>
          </table:table-cell>
          <table:table-cell table:formula="of:=[.D44]" office:value-type="float" office:value="0.022871" calcext:value-type="float">
            <text:p>2,29E-02</text:p>
          </table:table-cell>
          <table:table-cell table:formula="of:=CONCATENATE(UPPER(MID([.A44];1;FIND(&quot;.&quot;;[.A44])-1));&quot; &quot;;MID([.A44];FIND(&quot;.&quot;;[.A4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MAPE</text:p>
          </table:table-cell>
          <table:table-cell office:value-type="float" office:value="1.4337" calcext:value-type="float">
            <text:p>1,43E+00</text:p>
          </table:table-cell>
          <table:table-cell office:value-type="float" office:value="3.0688" calcext:value-type="float">
            <text:p>3,07E+00</text:p>
          </table:table-cell>
          <table:table-cell office:value-type="float" office:value="3" calcext:value-type="float">
            <text:p>3</text:p>
          </table:table-cell>
          <table:table-cell table:formula="of:=[.C45]" office:value-type="float" office:value="1.4337" calcext:value-type="float">
            <text:p>1,43E+00</text:p>
          </table:table-cell>
          <table:table-cell table:formula="of:=[.D45]" office:value-type="float" office:value="3.0688" calcext:value-type="float">
            <text:p>3,07E+00</text:p>
          </table:table-cell>
          <table:table-cell table:formula="of:=CONCATENATE(UPPER(MID([.A45];1;FIND(&quot;.&quot;;[.A45])-1));&quot; &quot;;MID([.A45];FIND(&quot;.&quot;;[.A45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MAPE</text:p>
          </table:table-cell>
          <table:table-cell office:value-type="float" office:value="1.4712" calcext:value-type="float">
            <text:p>1,47E+00</text:p>
          </table:table-cell>
          <table:table-cell office:value-type="float" office:value="0.52562" calcext:value-type="float">
            <text:p>5,26E-01</text:p>
          </table:table-cell>
          <table:table-cell office:value-type="float" office:value="4" calcext:value-type="float">
            <text:p>4</text:p>
          </table:table-cell>
          <table:table-cell table:formula="of:=[.C46]" office:value-type="float" office:value="1.4712" calcext:value-type="float">
            <text:p>1,47E+00</text:p>
          </table:table-cell>
          <table:table-cell table:formula="of:=[.D46]" office:value-type="float" office:value="0.52562" calcext:value-type="float">
            <text:p>5,26E-01</text:p>
          </table:table-cell>
          <table:table-cell table:formula="of:=CONCATENATE(UPPER(MID([.A46];1;FIND(&quot;.&quot;;[.A46])-1));&quot; &quot;;MID([.A46];FIND(&quot;.&quot;;[.A46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MAPE</text:p>
          </table:table-cell>
          <table:table-cell office:value-type="float" office:value="1.5531" calcext:value-type="float">
            <text:p>1,55E+00</text:p>
          </table:table-cell>
          <table:table-cell office:value-type="float" office:value="8.1846" calcext:value-type="float">
            <text:p>8,18E+00</text:p>
          </table:table-cell>
          <table:table-cell office:value-type="float" office:value="5" calcext:value-type="float">
            <text:p>5</text:p>
          </table:table-cell>
          <table:table-cell table:formula="of:=[.C47]" office:value-type="float" office:value="1.5531" calcext:value-type="float">
            <text:p>1,55E+00</text:p>
          </table:table-cell>
          <table:table-cell table:formula="of:=[.D47]" office:value-type="float" office:value="8.1846" calcext:value-type="float">
            <text:p>8,18E+00</text:p>
          </table:table-cell>
          <table:table-cell table:formula="of:=CONCATENATE(UPPER(MID([.A47];1;FIND(&quot;.&quot;;[.A47])-1));&quot; &quot;;MID([.A47];FIND(&quot;.&quot;;[.A4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MAPE</text:p>
          </table:table-cell>
          <table:table-cell office:value-type="float" office:value="5.4061" calcext:value-type="float">
            <text:p>5,41E+00</text:p>
          </table:table-cell>
          <table:table-cell office:value-type="float" office:value="59.712" calcext:value-type="float">
            <text:p>5,97E+01</text:p>
          </table:table-cell>
          <table:table-cell office:value-type="float" office:value="6" calcext:value-type="float">
            <text:p>6</text:p>
          </table:table-cell>
          <table:table-cell table:formula="of:=[.C48]" office:value-type="float" office:value="5.4061" calcext:value-type="float">
            <text:p>5,41E+00</text:p>
          </table:table-cell>
          <table:table-cell table:formula="of:=[.D48]" office:value-type="float" office:value="59.712" calcext:value-type="float">
            <text:p>5,97E+01</text:p>
          </table:table-cell>
          <table:table-cell table:formula="of:=CONCATENATE(UPPER(MID([.A48];1;FIND(&quot;.&quot;;[.A48])-1));&quot; &quot;;MID([.A48];FIND(&quot;.&quot;;[.A4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MAPE</text:p>
          </table:table-cell>
          <table:table-cell office:value-type="float" office:value="7.9011" calcext:value-type="float">
            <text:p>7,90E+00</text:p>
          </table:table-cell>
          <table:table-cell office:value-type="float" office:value="434.1" calcext:value-type="float">
            <text:p>4,34E+02</text:p>
          </table:table-cell>
          <table:table-cell office:value-type="float" office:value="7" calcext:value-type="float">
            <text:p>7</text:p>
          </table:table-cell>
          <table:table-cell table:formula="of:=[.C49]" office:value-type="float" office:value="7.9011" calcext:value-type="float">
            <text:p>7,90E+00</text:p>
          </table:table-cell>
          <table:table-cell table:formula="of:=[.D49]" office:value-type="float" office:value="434.1" calcext:value-type="float">
            <text:p>4,34E+02</text:p>
          </table:table-cell>
          <table:table-cell table:formula="of:=CONCATENATE(UPPER(MID([.A49];1;FIND(&quot;.&quot;;[.A49])-1));&quot; &quot;;MID([.A49];FIND(&quot;.&quot;;[.A4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MAPE</text:p>
          </table:table-cell>
          <table:table-cell office:value-type="float" office:value="9.462" calcext:value-type="float">
            <text:p>9,46E+00</text:p>
          </table:table-cell>
          <table:table-cell office:value-type="float" office:value="442.6" calcext:value-type="float">
            <text:p>4,43E+02</text:p>
          </table:table-cell>
          <table:table-cell office:value-type="float" office:value="8" calcext:value-type="float">
            <text:p>8</text:p>
          </table:table-cell>
          <table:table-cell table:formula="of:=[.C50]" office:value-type="float" office:value="9.462" calcext:value-type="float">
            <text:p>9,46E+00</text:p>
          </table:table-cell>
          <table:table-cell table:formula="of:=[.D50]" office:value-type="float" office:value="442.6" calcext:value-type="float">
            <text:p>4,43E+02</text:p>
          </table:table-cell>
          <table:table-cell table:formula="of:=CONCATENATE(UPPER(MID([.A50];1;FIND(&quot;.&quot;;[.A50])-1));&quot; &quot;;MID([.A50];FIND(&quot;.&quot;;[.A5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53]" office:value-type="string" office:string-value="MdAPE" calcext:value-type="string">
            <text:p>MdAP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MdAPE</text:p>
          </table:table-cell>
          <table:table-cell office:value-type="float" office:value="1.0039" calcext:value-type="float">
            <text:p>1,00E+00</text:p>
          </table:table-cell>
          <table:table-cell office:value-type="float" office:value="0.35148" calcext:value-type="float">
            <text:p>3,51E-01</text:p>
          </table:table-cell>
          <table:table-cell office:value-type="float" office:value="1" calcext:value-type="float">
            <text:p>1</text:p>
          </table:table-cell>
          <table:table-cell table:formula="of:=[.C53]" office:value-type="float" office:value="1.0039" calcext:value-type="float">
            <text:p>1,00E+00</text:p>
          </table:table-cell>
          <table:table-cell table:formula="of:=[.D53]" office:value-type="float" office:value="0.35148" calcext:value-type="float">
            <text:p>3,51E-01</text:p>
          </table:table-cell>
          <table:table-cell table:formula="of:=CONCATENATE(UPPER(MID([.A53];1;FIND(&quot;.&quot;;[.A53])-1));&quot; &quot;;MID([.A53];FIND(&quot;.&quot;;[.A5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MdAPE</text:p>
          </table:table-cell>
          <table:table-cell office:value-type="float" office:value="1.1466" calcext:value-type="float">
            <text:p>1,15E+00</text:p>
          </table:table-cell>
          <table:table-cell office:value-type="float" office:value="0.043133" calcext:value-type="float">
            <text:p>4,31E-02</text:p>
          </table:table-cell>
          <table:table-cell office:value-type="float" office:value="2" calcext:value-type="float">
            <text:p>2</text:p>
          </table:table-cell>
          <table:table-cell table:formula="of:=[.C54]" office:value-type="float" office:value="1.1466" calcext:value-type="float">
            <text:p>1,15E+00</text:p>
          </table:table-cell>
          <table:table-cell table:formula="of:=[.D54]" office:value-type="float" office:value="0.043133" calcext:value-type="float">
            <text:p>4,31E-02</text:p>
          </table:table-cell>
          <table:table-cell table:formula="of:=CONCATENATE(UPPER(MID([.A54];1;FIND(&quot;.&quot;;[.A54])-1));&quot; &quot;;MID([.A54];FIND(&quot;.&quot;;[.A5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MdAPE</text:p>
          </table:table-cell>
          <table:table-cell office:value-type="float" office:value="1.2055" calcext:value-type="float">
            <text:p>1,21E+00</text:p>
          </table:table-cell>
          <table:table-cell office:value-type="float" office:value="4.0436" calcext:value-type="float">
            <text:p>4,04E+00</text:p>
          </table:table-cell>
          <table:table-cell office:value-type="float" office:value="3" calcext:value-type="float">
            <text:p>3</text:p>
          </table:table-cell>
          <table:table-cell table:formula="of:=[.C55]" office:value-type="float" office:value="1.2055" calcext:value-type="float">
            <text:p>1,21E+00</text:p>
          </table:table-cell>
          <table:table-cell table:formula="of:=[.D55]" office:value-type="float" office:value="4.0436" calcext:value-type="float">
            <text:p>4,04E+00</text:p>
          </table:table-cell>
          <table:table-cell table:formula="of:=CONCATENATE(UPPER(MID([.A55];1;FIND(&quot;.&quot;;[.A55])-1));&quot; &quot;;MID([.A55];FIND(&quot;.&quot;;[.A55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MdAPE</text:p>
          </table:table-cell>
          <table:table-cell office:value-type="float" office:value="1.222" calcext:value-type="float">
            <text:p>1,22E+00</text:p>
          </table:table-cell>
          <table:table-cell office:value-type="float" office:value="0.26814" calcext:value-type="float">
            <text:p>2,68E-01</text:p>
          </table:table-cell>
          <table:table-cell office:value-type="float" office:value="4" calcext:value-type="float">
            <text:p>4</text:p>
          </table:table-cell>
          <table:table-cell table:formula="of:=[.C56]" office:value-type="float" office:value="1.222" calcext:value-type="float">
            <text:p>1,22E+00</text:p>
          </table:table-cell>
          <table:table-cell table:formula="of:=[.D56]" office:value-type="float" office:value="0.26814" calcext:value-type="float">
            <text:p>2,68E-01</text:p>
          </table:table-cell>
          <table:table-cell table:formula="of:=CONCATENATE(UPPER(MID([.A56];1;FIND(&quot;.&quot;;[.A56])-1));&quot; &quot;;MID([.A56];FIND(&quot;.&quot;;[.A56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MdAPE</text:p>
          </table:table-cell>
          <table:table-cell office:value-type="float" office:value="1.2663" calcext:value-type="float">
            <text:p>1,27E+00</text:p>
          </table:table-cell>
          <table:table-cell office:value-type="float" office:value="6.8988" calcext:value-type="float">
            <text:p>6,90E+00</text:p>
          </table:table-cell>
          <table:table-cell office:value-type="float" office:value="5" calcext:value-type="float">
            <text:p>5</text:p>
          </table:table-cell>
          <table:table-cell table:formula="of:=[.C57]" office:value-type="float" office:value="1.2663" calcext:value-type="float">
            <text:p>1,27E+00</text:p>
          </table:table-cell>
          <table:table-cell table:formula="of:=[.D57]" office:value-type="float" office:value="6.8988" calcext:value-type="float">
            <text:p>6,90E+00</text:p>
          </table:table-cell>
          <table:table-cell table:formula="of:=CONCATENATE(UPPER(MID([.A57];1;FIND(&quot;.&quot;;[.A57])-1));&quot; &quot;;MID([.A57];FIND(&quot;.&quot;;[.A5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MdAPE</text:p>
          </table:table-cell>
          <table:table-cell office:value-type="float" office:value="4.3904" calcext:value-type="float">
            <text:p>4,39E+00</text:p>
          </table:table-cell>
          <table:table-cell office:value-type="float" office:value="104.19" calcext:value-type="float">
            <text:p>1,04E+02</text:p>
          </table:table-cell>
          <table:table-cell office:value-type="float" office:value="6" calcext:value-type="float">
            <text:p>6</text:p>
          </table:table-cell>
          <table:table-cell table:formula="of:=[.C58]" office:value-type="float" office:value="4.3904" calcext:value-type="float">
            <text:p>4,39E+00</text:p>
          </table:table-cell>
          <table:table-cell table:formula="of:=[.D58]" office:value-type="float" office:value="104.19" calcext:value-type="float">
            <text:p>1,04E+02</text:p>
          </table:table-cell>
          <table:table-cell table:formula="of:=CONCATENATE(UPPER(MID([.A58];1;FIND(&quot;.&quot;;[.A58])-1));&quot; &quot;;MID([.A58];FIND(&quot;.&quot;;[.A5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MdAPE</text:p>
          </table:table-cell>
          <table:table-cell office:value-type="float" office:value="7.7413" calcext:value-type="float">
            <text:p>7,74E+00</text:p>
          </table:table-cell>
          <table:table-cell office:value-type="float" office:value="516.12" calcext:value-type="float">
            <text:p>5,16E+02</text:p>
          </table:table-cell>
          <table:table-cell office:value-type="float" office:value="7" calcext:value-type="float">
            <text:p>7</text:p>
          </table:table-cell>
          <table:table-cell table:formula="of:=[.C59]" office:value-type="float" office:value="7.7413" calcext:value-type="float">
            <text:p>7,74E+00</text:p>
          </table:table-cell>
          <table:table-cell table:formula="of:=[.D59]" office:value-type="float" office:value="516.12" calcext:value-type="float">
            <text:p>5,16E+02</text:p>
          </table:table-cell>
          <table:table-cell table:formula="of:=CONCATENATE(UPPER(MID([.A59];1;FIND(&quot;.&quot;;[.A59])-1));&quot; &quot;;MID([.A59];FIND(&quot;.&quot;;[.A5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MdAPE</text:p>
          </table:table-cell>
          <table:table-cell office:value-type="float" office:value="8.7617" calcext:value-type="float">
            <text:p>8,76E+00</text:p>
          </table:table-cell>
          <table:table-cell office:value-type="float" office:value="471.88" calcext:value-type="float">
            <text:p>4,72E+02</text:p>
          </table:table-cell>
          <table:table-cell office:value-type="float" office:value="8" calcext:value-type="float">
            <text:p>8</text:p>
          </table:table-cell>
          <table:table-cell table:formula="of:=[.C60]" office:value-type="float" office:value="8.7617" calcext:value-type="float">
            <text:p>8,76E+00</text:p>
          </table:table-cell>
          <table:table-cell table:formula="of:=[.D60]" office:value-type="float" office:value="471.88" calcext:value-type="float">
            <text:p>4,72E+02</text:p>
          </table:table-cell>
          <table:table-cell table:formula="of:=CONCATENATE(UPPER(MID([.A60];1;FIND(&quot;.&quot;;[.A60])-1));&quot; &quot;;MID([.A60];FIND(&quot;.&quot;;[.A6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63]" office:value-type="string" office:string-value="RMSPE" calcext:value-type="string">
            <text:p>RMSP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RMSPE</text:p>
          </table:table-cell>
          <table:table-cell office:value-type="float" office:value="1.6052" calcext:value-type="float">
            <text:p>1,61E+00</text:p>
          </table:table-cell>
          <table:table-cell office:value-type="float" office:value="0.70815" calcext:value-type="float">
            <text:p>7,08E-01</text:p>
          </table:table-cell>
          <table:table-cell office:value-type="float" office:value="1" calcext:value-type="float">
            <text:p>1</text:p>
          </table:table-cell>
          <table:table-cell table:formula="of:=[.C63]" office:value-type="float" office:value="1.6052" calcext:value-type="float">
            <text:p>1,61E+00</text:p>
          </table:table-cell>
          <table:table-cell table:formula="of:=[.D63]" office:value-type="float" office:value="0.70815" calcext:value-type="float">
            <text:p>7,08E-01</text:p>
          </table:table-cell>
          <table:table-cell table:formula="of:=CONCATENATE(UPPER(MID([.A63];1;FIND(&quot;.&quot;;[.A63])-1));&quot; &quot;;MID([.A63];FIND(&quot;.&quot;;[.A6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RMSPE</text:p>
          </table:table-cell>
          <table:table-cell office:value-type="float" office:value="1.6495" calcext:value-type="float">
            <text:p>1,65E+00</text:p>
          </table:table-cell>
          <table:table-cell office:value-type="float" office:value="0.021333" calcext:value-type="float">
            <text:p>2,13E-02</text:p>
          </table:table-cell>
          <table:table-cell office:value-type="float" office:value="2" calcext:value-type="float">
            <text:p>2</text:p>
          </table:table-cell>
          <table:table-cell table:formula="of:=[.C64]" office:value-type="float" office:value="1.6495" calcext:value-type="float">
            <text:p>1,65E+00</text:p>
          </table:table-cell>
          <table:table-cell table:formula="of:=[.D64]" office:value-type="float" office:value="0.021333" calcext:value-type="float">
            <text:p>2,13E-02</text:p>
          </table:table-cell>
          <table:table-cell table:formula="of:=CONCATENATE(UPPER(MID([.A64];1;FIND(&quot;.&quot;;[.A64])-1));&quot; &quot;;MID([.A64];FIND(&quot;.&quot;;[.A6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RMSPE</text:p>
          </table:table-cell>
          <table:table-cell office:value-type="float" office:value="1.8143" calcext:value-type="float">
            <text:p>1,81E+00</text:p>
          </table:table-cell>
          <table:table-cell office:value-type="float" office:value="3.8584" calcext:value-type="float">
            <text:p>3,86E+00</text:p>
          </table:table-cell>
          <table:table-cell office:value-type="float" office:value="3" calcext:value-type="float">
            <text:p>3</text:p>
          </table:table-cell>
          <table:table-cell table:formula="of:=[.C65]" office:value-type="float" office:value="1.8143" calcext:value-type="float">
            <text:p>1,81E+00</text:p>
          </table:table-cell>
          <table:table-cell table:formula="of:=[.D65]" office:value-type="float" office:value="3.8584" calcext:value-type="float">
            <text:p>3,86E+00</text:p>
          </table:table-cell>
          <table:table-cell table:formula="of:=CONCATENATE(UPPER(MID([.A65];1;FIND(&quot;.&quot;;[.A65])-1));&quot; &quot;;MID([.A65];FIND(&quot;.&quot;;[.A65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RMSPE</text:p>
          </table:table-cell>
          <table:table-cell office:value-type="float" office:value="1.8588" calcext:value-type="float">
            <text:p>1,86E+00</text:p>
          </table:table-cell>
          <table:table-cell office:value-type="float" office:value="0.9008" calcext:value-type="float">
            <text:p>9,01E-01</text:p>
          </table:table-cell>
          <table:table-cell office:value-type="float" office:value="4" calcext:value-type="float">
            <text:p>4</text:p>
          </table:table-cell>
          <table:table-cell table:formula="of:=[.C66]" office:value-type="float" office:value="1.8588" calcext:value-type="float">
            <text:p>1,86E+00</text:p>
          </table:table-cell>
          <table:table-cell table:formula="of:=[.D66]" office:value-type="float" office:value="0.9008" calcext:value-type="float">
            <text:p>9,01E-01</text:p>
          </table:table-cell>
          <table:table-cell table:formula="of:=CONCATENATE(UPPER(MID([.A66];1;FIND(&quot;.&quot;;[.A66])-1));&quot; &quot;;MID([.A66];FIND(&quot;.&quot;;[.A66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RMSPE</text:p>
          </table:table-cell>
          <table:table-cell office:value-type="float" office:value="1.9881" calcext:value-type="float">
            <text:p>1,99E+00</text:p>
          </table:table-cell>
          <table:table-cell office:value-type="float" office:value="13.136" calcext:value-type="float">
            <text:p>1,31E+01</text:p>
          </table:table-cell>
          <table:table-cell office:value-type="float" office:value="5" calcext:value-type="float">
            <text:p>5</text:p>
          </table:table-cell>
          <table:table-cell table:formula="of:=[.C67]" office:value-type="float" office:value="1.9881" calcext:value-type="float">
            <text:p>1,99E+00</text:p>
          </table:table-cell>
          <table:table-cell table:formula="of:=[.D67]" office:value-type="float" office:value="13.136" calcext:value-type="float">
            <text:p>1,31E+01</text:p>
          </table:table-cell>
          <table:table-cell table:formula="of:=CONCATENATE(UPPER(MID([.A67];1;FIND(&quot;.&quot;;[.A67])-1));&quot; &quot;;MID([.A67];FIND(&quot;.&quot;;[.A6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RMSPE</text:p>
          </table:table-cell>
          <table:table-cell office:value-type="float" office:value="6.9743" calcext:value-type="float">
            <text:p>6,97E+00</text:p>
          </table:table-cell>
          <table:table-cell office:value-type="float" office:value="77.441" calcext:value-type="float">
            <text:p>7,74E+01</text:p>
          </table:table-cell>
          <table:table-cell office:value-type="float" office:value="6" calcext:value-type="float">
            <text:p>6</text:p>
          </table:table-cell>
          <table:table-cell table:formula="of:=[.C68]" office:value-type="float" office:value="6.9743" calcext:value-type="float">
            <text:p>6,97E+00</text:p>
          </table:table-cell>
          <table:table-cell table:formula="of:=[.D68]" office:value-type="float" office:value="77.441" calcext:value-type="float">
            <text:p>7,74E+01</text:p>
          </table:table-cell>
          <table:table-cell table:formula="of:=CONCATENATE(UPPER(MID([.A68];1;FIND(&quot;.&quot;;[.A68])-1));&quot; &quot;;MID([.A68];FIND(&quot;.&quot;;[.A6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RMSPE</text:p>
          </table:table-cell>
          <table:table-cell office:value-type="float" office:value="9.6164" calcext:value-type="float">
            <text:p>9,62E+00</text:p>
          </table:table-cell>
          <table:table-cell office:value-type="float" office:value="647.93" calcext:value-type="float">
            <text:p>6,48E+02</text:p>
          </table:table-cell>
          <table:table-cell office:value-type="float" office:value="7" calcext:value-type="float">
            <text:p>7</text:p>
          </table:table-cell>
          <table:table-cell table:formula="of:=[.C69]" office:value-type="float" office:value="9.6164" calcext:value-type="float">
            <text:p>9,62E+00</text:p>
          </table:table-cell>
          <table:table-cell table:formula="of:=[.D69]" office:value-type="float" office:value="647.93" calcext:value-type="float">
            <text:p>6,48E+02</text:p>
          </table:table-cell>
          <table:table-cell table:formula="of:=CONCATENATE(UPPER(MID([.A69];1;FIND(&quot;.&quot;;[.A69])-1));&quot; &quot;;MID([.A69];FIND(&quot;.&quot;;[.A6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RMSPE</text:p>
          </table:table-cell>
          <table:table-cell office:value-type="float" office:value="11.78" calcext:value-type="float">
            <text:p>1,18E+01</text:p>
          </table:table-cell>
          <table:table-cell office:value-type="float" office:value="704.97" calcext:value-type="float">
            <text:p>7,05E+02</text:p>
          </table:table-cell>
          <table:table-cell office:value-type="float" office:value="8" calcext:value-type="float">
            <text:p>8</text:p>
          </table:table-cell>
          <table:table-cell table:formula="of:=[.C70]" office:value-type="float" office:value="11.78" calcext:value-type="float">
            <text:p>1,18E+01</text:p>
          </table:table-cell>
          <table:table-cell table:formula="of:=[.D70]" office:value-type="float" office:value="704.97" calcext:value-type="float">
            <text:p>7,05E+02</text:p>
          </table:table-cell>
          <table:table-cell table:formula="of:=CONCATENATE(UPPER(MID([.A70];1;FIND(&quot;.&quot;;[.A70])-1));&quot; &quot;;MID([.A70];FIND(&quot;.&quot;;[.A7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73]" office:value-type="string" office:string-value="RMdSPE" calcext:value-type="string">
            <text:p>RMdSP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RMdSPE</text:p>
          </table:table-cell>
          <table:table-cell office:value-type="float" office:value="1.0039" calcext:value-type="float">
            <text:p>1,00E+00</text:p>
          </table:table-cell>
          <table:table-cell office:value-type="float" office:value="0.35148" calcext:value-type="float">
            <text:p>3,51E-01</text:p>
          </table:table-cell>
          <table:table-cell office:value-type="float" office:value="1" calcext:value-type="float">
            <text:p>1</text:p>
          </table:table-cell>
          <table:table-cell table:formula="of:=[.C73]" office:value-type="float" office:value="1.0039" calcext:value-type="float">
            <text:p>1,00E+00</text:p>
          </table:table-cell>
          <table:table-cell table:formula="of:=[.D73]" office:value-type="float" office:value="0.35148" calcext:value-type="float">
            <text:p>3,51E-01</text:p>
          </table:table-cell>
          <table:table-cell table:formula="of:=CONCATENATE(UPPER(MID([.A73];1;FIND(&quot;.&quot;;[.A73])-1));&quot; &quot;;MID([.A73];FIND(&quot;.&quot;;[.A7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RMdSPE</text:p>
          </table:table-cell>
          <table:table-cell office:value-type="float" office:value="1.1466" calcext:value-type="float">
            <text:p>1,15E+00</text:p>
          </table:table-cell>
          <table:table-cell office:value-type="float" office:value="0.043133" calcext:value-type="float">
            <text:p>4,31E-02</text:p>
          </table:table-cell>
          <table:table-cell office:value-type="float" office:value="2" calcext:value-type="float">
            <text:p>2</text:p>
          </table:table-cell>
          <table:table-cell table:formula="of:=[.C74]" office:value-type="float" office:value="1.1466" calcext:value-type="float">
            <text:p>1,15E+00</text:p>
          </table:table-cell>
          <table:table-cell table:formula="of:=[.D74]" office:value-type="float" office:value="0.043133" calcext:value-type="float">
            <text:p>4,31E-02</text:p>
          </table:table-cell>
          <table:table-cell table:formula="of:=CONCATENATE(UPPER(MID([.A74];1;FIND(&quot;.&quot;;[.A74])-1));&quot; &quot;;MID([.A74];FIND(&quot;.&quot;;[.A7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RMdSPE</text:p>
          </table:table-cell>
          <table:table-cell office:value-type="float" office:value="1.2055" calcext:value-type="float">
            <text:p>1,21E+00</text:p>
          </table:table-cell>
          <table:table-cell office:value-type="float" office:value="4.0436" calcext:value-type="float">
            <text:p>4,04E+00</text:p>
          </table:table-cell>
          <table:table-cell office:value-type="float" office:value="3" calcext:value-type="float">
            <text:p>3</text:p>
          </table:table-cell>
          <table:table-cell table:formula="of:=[.C75]" office:value-type="float" office:value="1.2055" calcext:value-type="float">
            <text:p>1,21E+00</text:p>
          </table:table-cell>
          <table:table-cell table:formula="of:=[.D75]" office:value-type="float" office:value="4.0436" calcext:value-type="float">
            <text:p>4,04E+00</text:p>
          </table:table-cell>
          <table:table-cell table:formula="of:=CONCATENATE(UPPER(MID([.A75];1;FIND(&quot;.&quot;;[.A75])-1));&quot; &quot;;MID([.A75];FIND(&quot;.&quot;;[.A75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RMdSPE</text:p>
          </table:table-cell>
          <table:table-cell office:value-type="float" office:value="1.222" calcext:value-type="float">
            <text:p>1,22E+00</text:p>
          </table:table-cell>
          <table:table-cell office:value-type="float" office:value="0.26814" calcext:value-type="float">
            <text:p>2,68E-01</text:p>
          </table:table-cell>
          <table:table-cell office:value-type="float" office:value="4" calcext:value-type="float">
            <text:p>4</text:p>
          </table:table-cell>
          <table:table-cell table:formula="of:=[.C76]" office:value-type="float" office:value="1.222" calcext:value-type="float">
            <text:p>1,22E+00</text:p>
          </table:table-cell>
          <table:table-cell table:formula="of:=[.D76]" office:value-type="float" office:value="0.26814" calcext:value-type="float">
            <text:p>2,68E-01</text:p>
          </table:table-cell>
          <table:table-cell table:formula="of:=CONCATENATE(UPPER(MID([.A76];1;FIND(&quot;.&quot;;[.A76])-1));&quot; &quot;;MID([.A76];FIND(&quot;.&quot;;[.A76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RMdSPE</text:p>
          </table:table-cell>
          <table:table-cell office:value-type="float" office:value="1.2663" calcext:value-type="float">
            <text:p>1,27E+00</text:p>
          </table:table-cell>
          <table:table-cell office:value-type="float" office:value="6.8988" calcext:value-type="float">
            <text:p>6,90E+00</text:p>
          </table:table-cell>
          <table:table-cell office:value-type="float" office:value="5" calcext:value-type="float">
            <text:p>5</text:p>
          </table:table-cell>
          <table:table-cell table:formula="of:=[.C77]" office:value-type="float" office:value="1.2663" calcext:value-type="float">
            <text:p>1,27E+00</text:p>
          </table:table-cell>
          <table:table-cell table:formula="of:=[.D77]" office:value-type="float" office:value="6.8988" calcext:value-type="float">
            <text:p>6,90E+00</text:p>
          </table:table-cell>
          <table:table-cell table:formula="of:=CONCATENATE(UPPER(MID([.A77];1;FIND(&quot;.&quot;;[.A77])-1));&quot; &quot;;MID([.A77];FIND(&quot;.&quot;;[.A7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RMdSPE</text:p>
          </table:table-cell>
          <table:table-cell office:value-type="float" office:value="4.3904" calcext:value-type="float">
            <text:p>4,39E+00</text:p>
          </table:table-cell>
          <table:table-cell office:value-type="float" office:value="104.19" calcext:value-type="float">
            <text:p>1,04E+02</text:p>
          </table:table-cell>
          <table:table-cell office:value-type="float" office:value="6" calcext:value-type="float">
            <text:p>6</text:p>
          </table:table-cell>
          <table:table-cell table:formula="of:=[.C78]" office:value-type="float" office:value="4.3904" calcext:value-type="float">
            <text:p>4,39E+00</text:p>
          </table:table-cell>
          <table:table-cell table:formula="of:=[.D78]" office:value-type="float" office:value="104.19" calcext:value-type="float">
            <text:p>1,04E+02</text:p>
          </table:table-cell>
          <table:table-cell table:formula="of:=CONCATENATE(UPPER(MID([.A78];1;FIND(&quot;.&quot;;[.A78])-1));&quot; &quot;;MID([.A78];FIND(&quot;.&quot;;[.A7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RMdSPE</text:p>
          </table:table-cell>
          <table:table-cell office:value-type="float" office:value="7.7413" calcext:value-type="float">
            <text:p>7,74E+00</text:p>
          </table:table-cell>
          <table:table-cell office:value-type="float" office:value="516.12" calcext:value-type="float">
            <text:p>5,16E+02</text:p>
          </table:table-cell>
          <table:table-cell office:value-type="float" office:value="7" calcext:value-type="float">
            <text:p>7</text:p>
          </table:table-cell>
          <table:table-cell table:formula="of:=[.C79]" office:value-type="float" office:value="7.7413" calcext:value-type="float">
            <text:p>7,74E+00</text:p>
          </table:table-cell>
          <table:table-cell table:formula="of:=[.D79]" office:value-type="float" office:value="516.12" calcext:value-type="float">
            <text:p>5,16E+02</text:p>
          </table:table-cell>
          <table:table-cell table:formula="of:=CONCATENATE(UPPER(MID([.A79];1;FIND(&quot;.&quot;;[.A79])-1));&quot; &quot;;MID([.A79];FIND(&quot;.&quot;;[.A7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RMdSPE</text:p>
          </table:table-cell>
          <table:table-cell office:value-type="float" office:value="8.7617" calcext:value-type="float">
            <text:p>8,76E+00</text:p>
          </table:table-cell>
          <table:table-cell office:value-type="float" office:value="471.88" calcext:value-type="float">
            <text:p>4,72E+02</text:p>
          </table:table-cell>
          <table:table-cell office:value-type="float" office:value="8" calcext:value-type="float">
            <text:p>8</text:p>
          </table:table-cell>
          <table:table-cell table:formula="of:=[.C80]" office:value-type="float" office:value="8.7617" calcext:value-type="float">
            <text:p>8,76E+00</text:p>
          </table:table-cell>
          <table:table-cell table:formula="of:=[.D80]" office:value-type="float" office:value="471.88" calcext:value-type="float">
            <text:p>4,72E+02</text:p>
          </table:table-cell>
          <table:table-cell table:formula="of:=CONCATENATE(UPPER(MID([.A80];1;FIND(&quot;.&quot;;[.A80])-1));&quot; &quot;;MID([.A80];FIND(&quot;.&quot;;[.A8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83]" office:value-type="string" office:string-value="sMAPE" calcext:value-type="string">
            <text:p>sMAP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sMAPE</text:p>
          </table:table-cell>
          <table:table-cell office:value-type="float" office:value="1.2453" calcext:value-type="float">
            <text:p>1,25E+00</text:p>
          </table:table-cell>
          <table:table-cell office:value-type="float" office:value="0.4316" calcext:value-type="float">
            <text:p>4,32E-01</text:p>
          </table:table-cell>
          <table:table-cell office:value-type="float" office:value="1" calcext:value-type="float">
            <text:p>1</text:p>
          </table:table-cell>
          <table:table-cell table:formula="of:=[.C83]" office:value-type="float" office:value="1.2453" calcext:value-type="float">
            <text:p>1,25E+00</text:p>
          </table:table-cell>
          <table:table-cell table:formula="of:=[.D83]" office:value-type="float" office:value="0.4316" calcext:value-type="float">
            <text:p>4,32E-01</text:p>
          </table:table-cell>
          <table:table-cell table:formula="of:=CONCATENATE(UPPER(MID([.A83];1;FIND(&quot;.&quot;;[.A83])-1));&quot; &quot;;MID([.A83];FIND(&quot;.&quot;;[.A8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sMAPE</text:p>
          </table:table-cell>
          <table:table-cell office:value-type="float" office:value="1.3144" calcext:value-type="float">
            <text:p>1,31E+00</text:p>
          </table:table-cell>
          <table:table-cell office:value-type="float" office:value="0.024164" calcext:value-type="float">
            <text:p>2,42E-02</text:p>
          </table:table-cell>
          <table:table-cell office:value-type="float" office:value="2" calcext:value-type="float">
            <text:p>2</text:p>
          </table:table-cell>
          <table:table-cell table:formula="of:=[.C84]" office:value-type="float" office:value="1.3144" calcext:value-type="float">
            <text:p>1,31E+00</text:p>
          </table:table-cell>
          <table:table-cell table:formula="of:=[.D84]" office:value-type="float" office:value="0.024164" calcext:value-type="float">
            <text:p>2,42E-02</text:p>
          </table:table-cell>
          <table:table-cell table:formula="of:=CONCATENATE(UPPER(MID([.A84];1;FIND(&quot;.&quot;;[.A84])-1));&quot; &quot;;MID([.A84];FIND(&quot;.&quot;;[.A8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sMAPE</text:p>
          </table:table-cell>
          <table:table-cell office:value-type="float" office:value="1.4255" calcext:value-type="float">
            <text:p>1,43E+00</text:p>
          </table:table-cell>
          <table:table-cell office:value-type="float" office:value="3.0375" calcext:value-type="float">
            <text:p>3,04E+00</text:p>
          </table:table-cell>
          <table:table-cell office:value-type="float" office:value="3" calcext:value-type="float">
            <text:p>3</text:p>
          </table:table-cell>
          <table:table-cell table:formula="of:=[.C85]" office:value-type="float" office:value="1.4255" calcext:value-type="float">
            <text:p>1,43E+00</text:p>
          </table:table-cell>
          <table:table-cell table:formula="of:=[.D85]" office:value-type="float" office:value="3.0375" calcext:value-type="float">
            <text:p>3,04E+00</text:p>
          </table:table-cell>
          <table:table-cell table:formula="of:=CONCATENATE(UPPER(MID([.A85];1;FIND(&quot;.&quot;;[.A85])-1));&quot; &quot;;MID([.A85];FIND(&quot;.&quot;;[.A85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sMAPE</text:p>
          </table:table-cell>
          <table:table-cell office:value-type="float" office:value="1.4788" calcext:value-type="float">
            <text:p>1,48E+00</text:p>
          </table:table-cell>
          <table:table-cell office:value-type="float" office:value="0.56028" calcext:value-type="float">
            <text:p>5,60E-01</text:p>
          </table:table-cell>
          <table:table-cell office:value-type="float" office:value="4" calcext:value-type="float">
            <text:p>4</text:p>
          </table:table-cell>
          <table:table-cell table:formula="of:=[.C86]" office:value-type="float" office:value="1.4788" calcext:value-type="float">
            <text:p>1,48E+00</text:p>
          </table:table-cell>
          <table:table-cell table:formula="of:=[.D86]" office:value-type="float" office:value="0.56028" calcext:value-type="float">
            <text:p>5,60E-01</text:p>
          </table:table-cell>
          <table:table-cell table:formula="of:=CONCATENATE(UPPER(MID([.A86];1;FIND(&quot;.&quot;;[.A86])-1));&quot; &quot;;MID([.A86];FIND(&quot;.&quot;;[.A86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sMAPE</text:p>
          </table:table-cell>
          <table:table-cell office:value-type="float" office:value="1.5539" calcext:value-type="float">
            <text:p>1,55E+00</text:p>
          </table:table-cell>
          <table:table-cell office:value-type="float" office:value="8.2999" calcext:value-type="float">
            <text:p>8,30E+00</text:p>
          </table:table-cell>
          <table:table-cell office:value-type="float" office:value="5" calcext:value-type="float">
            <text:p>5</text:p>
          </table:table-cell>
          <table:table-cell table:formula="of:=[.C87]" office:value-type="float" office:value="1.5539" calcext:value-type="float">
            <text:p>1,55E+00</text:p>
          </table:table-cell>
          <table:table-cell table:formula="of:=[.D87]" office:value-type="float" office:value="8.2999" calcext:value-type="float">
            <text:p>8,30E+00</text:p>
          </table:table-cell>
          <table:table-cell table:formula="of:=CONCATENATE(UPPER(MID([.A87];1;FIND(&quot;.&quot;;[.A87])-1));&quot; &quot;;MID([.A87];FIND(&quot;.&quot;;[.A8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sMAPE</text:p>
          </table:table-cell>
          <table:table-cell office:value-type="float" office:value="5.4542" calcext:value-type="float">
            <text:p>5,45E+00</text:p>
          </table:table-cell>
          <table:table-cell office:value-type="float" office:value="46.411" calcext:value-type="float">
            <text:p>4,64E+01</text:p>
          </table:table-cell>
          <table:table-cell office:value-type="float" office:value="6" calcext:value-type="float">
            <text:p>6</text:p>
          </table:table-cell>
          <table:table-cell table:formula="of:=[.C88]" office:value-type="float" office:value="5.4542" calcext:value-type="float">
            <text:p>5,45E+00</text:p>
          </table:table-cell>
          <table:table-cell table:formula="of:=[.D88]" office:value-type="float" office:value="46.411" calcext:value-type="float">
            <text:p>4,64E+01</text:p>
          </table:table-cell>
          <table:table-cell table:formula="of:=CONCATENATE(UPPER(MID([.A88];1;FIND(&quot;.&quot;;[.A88])-1));&quot; &quot;;MID([.A88];FIND(&quot;.&quot;;[.A8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sMAPE</text:p>
          </table:table-cell>
          <table:table-cell office:value-type="float" office:value="7.3496" calcext:value-type="float">
            <text:p>7,35E+00</text:p>
          </table:table-cell>
          <table:table-cell office:value-type="float" office:value="304.59" calcext:value-type="float">
            <text:p>3,05E+02</text:p>
          </table:table-cell>
          <table:table-cell office:value-type="float" office:value="7" calcext:value-type="float">
            <text:p>7</text:p>
          </table:table-cell>
          <table:table-cell table:formula="of:=[.C89]" office:value-type="float" office:value="7.3496" calcext:value-type="float">
            <text:p>7,35E+00</text:p>
          </table:table-cell>
          <table:table-cell table:formula="of:=[.D89]" office:value-type="float" office:value="304.59" calcext:value-type="float">
            <text:p>3,05E+02</text:p>
          </table:table-cell>
          <table:table-cell table:formula="of:=CONCATENATE(UPPER(MID([.A89];1;FIND(&quot;.&quot;;[.A89])-1));&quot; &quot;;MID([.A89];FIND(&quot;.&quot;;[.A8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sMAPE</text:p>
          </table:table-cell>
          <table:table-cell office:value-type="float" office:value="8.735" calcext:value-type="float">
            <text:p>8,74E+00</text:p>
          </table:table-cell>
          <table:table-cell office:value-type="float" office:value="289.47" calcext:value-type="float">
            <text:p>2,89E+02</text:p>
          </table:table-cell>
          <table:table-cell office:value-type="float" office:value="8" calcext:value-type="float">
            <text:p>8</text:p>
          </table:table-cell>
          <table:table-cell table:formula="of:=[.C90]" office:value-type="float" office:value="8.735" calcext:value-type="float">
            <text:p>8,74E+00</text:p>
          </table:table-cell>
          <table:table-cell table:formula="of:=[.D90]" office:value-type="float" office:value="289.47" calcext:value-type="float">
            <text:p>2,89E+02</text:p>
          </table:table-cell>
          <table:table-cell table:formula="of:=CONCATENATE(UPPER(MID([.A90];1;FIND(&quot;.&quot;;[.A90])-1));&quot; &quot;;MID([.A90];FIND(&quot;.&quot;;[.A9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93]" office:value-type="string" office:string-value="sMdAPE" calcext:value-type="string">
            <text:p>sMdAP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sMdAPE</text:p>
          </table:table-cell>
          <table:table-cell office:value-type="float" office:value="1.0047" calcext:value-type="float">
            <text:p>1,00E+00</text:p>
          </table:table-cell>
          <table:table-cell office:value-type="float" office:value="0.34778" calcext:value-type="float">
            <text:p>3,48E-01</text:p>
          </table:table-cell>
          <table:table-cell office:value-type="float" office:value="1" calcext:value-type="float">
            <text:p>1</text:p>
          </table:table-cell>
          <table:table-cell table:formula="of:=[.C93]" office:value-type="float" office:value="1.0047" calcext:value-type="float">
            <text:p>1,00E+00</text:p>
          </table:table-cell>
          <table:table-cell table:formula="of:=[.D93]" office:value-type="float" office:value="0.34778" calcext:value-type="float">
            <text:p>3,48E-01</text:p>
          </table:table-cell>
          <table:table-cell table:formula="of:=CONCATENATE(UPPER(MID([.A93];1;FIND(&quot;.&quot;;[.A93])-1));&quot; &quot;;MID([.A93];FIND(&quot;.&quot;;[.A9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sMdAPE</text:p>
          </table:table-cell>
          <table:table-cell office:value-type="float" office:value="1.1507" calcext:value-type="float">
            <text:p>1,15E+00</text:p>
          </table:table-cell>
          <table:table-cell office:value-type="float" office:value="0.044879" calcext:value-type="float">
            <text:p>4,49E-02</text:p>
          </table:table-cell>
          <table:table-cell office:value-type="float" office:value="2" calcext:value-type="float">
            <text:p>2</text:p>
          </table:table-cell>
          <table:table-cell table:formula="of:=[.C94]" office:value-type="float" office:value="1.1507" calcext:value-type="float">
            <text:p>1,15E+00</text:p>
          </table:table-cell>
          <table:table-cell table:formula="of:=[.D94]" office:value-type="float" office:value="0.044879" calcext:value-type="float">
            <text:p>4,49E-02</text:p>
          </table:table-cell>
          <table:table-cell table:formula="of:=CONCATENATE(UPPER(MID([.A94];1;FIND(&quot;.&quot;;[.A94])-1));&quot; &quot;;MID([.A94];FIND(&quot;.&quot;;[.A9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sMdAPE</text:p>
          </table:table-cell>
          <table:table-cell office:value-type="float" office:value="1.2009" calcext:value-type="float">
            <text:p>1,20E+00</text:p>
          </table:table-cell>
          <table:table-cell office:value-type="float" office:value="3.9732" calcext:value-type="float">
            <text:p>3,97E+00</text:p>
          </table:table-cell>
          <table:table-cell office:value-type="float" office:value="3" calcext:value-type="float">
            <text:p>3</text:p>
          </table:table-cell>
          <table:table-cell table:formula="of:=[.C95]" office:value-type="float" office:value="1.2009" calcext:value-type="float">
            <text:p>1,20E+00</text:p>
          </table:table-cell>
          <table:table-cell table:formula="of:=[.D95]" office:value-type="float" office:value="3.9732" calcext:value-type="float">
            <text:p>3,97E+00</text:p>
          </table:table-cell>
          <table:table-cell table:formula="of:=CONCATENATE(UPPER(MID([.A95];1;FIND(&quot;.&quot;;[.A95])-1));&quot; &quot;;MID([.A95];FIND(&quot;.&quot;;[.A95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sMdAPE</text:p>
          </table:table-cell>
          <table:table-cell office:value-type="float" office:value="1.2282" calcext:value-type="float">
            <text:p>1,23E+00</text:p>
          </table:table-cell>
          <table:table-cell office:value-type="float" office:value="0.27086" calcext:value-type="float">
            <text:p>2,71E-01</text:p>
          </table:table-cell>
          <table:table-cell office:value-type="float" office:value="4" calcext:value-type="float">
            <text:p>4</text:p>
          </table:table-cell>
          <table:table-cell table:formula="of:=[.C96]" office:value-type="float" office:value="1.2282" calcext:value-type="float">
            <text:p>1,23E+00</text:p>
          </table:table-cell>
          <table:table-cell table:formula="of:=[.D96]" office:value-type="float" office:value="0.27086" calcext:value-type="float">
            <text:p>2,71E-01</text:p>
          </table:table-cell>
          <table:table-cell table:formula="of:=CONCATENATE(UPPER(MID([.A96];1;FIND(&quot;.&quot;;[.A96])-1));&quot; &quot;;MID([.A96];FIND(&quot;.&quot;;[.A96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sMdAPE</text:p>
          </table:table-cell>
          <table:table-cell office:value-type="float" office:value="1.2651" calcext:value-type="float">
            <text:p>1,27E+00</text:p>
          </table:table-cell>
          <table:table-cell office:value-type="float" office:value="6.7924" calcext:value-type="float">
            <text:p>6,79E+00</text:p>
          </table:table-cell>
          <table:table-cell office:value-type="float" office:value="5" calcext:value-type="float">
            <text:p>5</text:p>
          </table:table-cell>
          <table:table-cell table:formula="of:=[.C97]" office:value-type="float" office:value="1.2651" calcext:value-type="float">
            <text:p>1,27E+00</text:p>
          </table:table-cell>
          <table:table-cell table:formula="of:=[.D97]" office:value-type="float" office:value="6.7924" calcext:value-type="float">
            <text:p>6,79E+00</text:p>
          </table:table-cell>
          <table:table-cell table:formula="of:=CONCATENATE(UPPER(MID([.A97];1;FIND(&quot;.&quot;;[.A97])-1));&quot; &quot;;MID([.A97];FIND(&quot;.&quot;;[.A9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sMdAPE</text:p>
          </table:table-cell>
          <table:table-cell office:value-type="float" office:value="4.2949" calcext:value-type="float">
            <text:p>4,29E+00</text:p>
          </table:table-cell>
          <table:table-cell office:value-type="float" office:value="87.326" calcext:value-type="float">
            <text:p>8,73E+01</text:p>
          </table:table-cell>
          <table:table-cell office:value-type="float" office:value="6" calcext:value-type="float">
            <text:p>6</text:p>
          </table:table-cell>
          <table:table-cell table:formula="of:=[.C98]" office:value-type="float" office:value="4.2949" calcext:value-type="float">
            <text:p>4,29E+00</text:p>
          </table:table-cell>
          <table:table-cell table:formula="of:=[.D98]" office:value-type="float" office:value="87.326" calcext:value-type="float">
            <text:p>8,73E+01</text:p>
          </table:table-cell>
          <table:table-cell table:formula="of:=CONCATENATE(UPPER(MID([.A98];1;FIND(&quot;.&quot;;[.A98])-1));&quot; &quot;;MID([.A98];FIND(&quot;.&quot;;[.A9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sMdAPE</text:p>
          </table:table-cell>
          <table:table-cell office:value-type="float" office:value="7.2718" calcext:value-type="float">
            <text:p>7,27E+00</text:p>
          </table:table-cell>
          <table:table-cell office:value-type="float" office:value="403.12" calcext:value-type="float">
            <text:p>4,03E+02</text:p>
          </table:table-cell>
          <table:table-cell office:value-type="float" office:value="7" calcext:value-type="float">
            <text:p>7</text:p>
          </table:table-cell>
          <table:table-cell table:formula="of:=[.C99]" office:value-type="float" office:value="7.2718" calcext:value-type="float">
            <text:p>7,27E+00</text:p>
          </table:table-cell>
          <table:table-cell table:formula="of:=[.D99]" office:value-type="float" office:value="403.12" calcext:value-type="float">
            <text:p>4,03E+02</text:p>
          </table:table-cell>
          <table:table-cell table:formula="of:=CONCATENATE(UPPER(MID([.A99];1;FIND(&quot;.&quot;;[.A99])-1));&quot; &quot;;MID([.A99];FIND(&quot;.&quot;;[.A9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sMdAPE</text:p>
          </table:table-cell>
          <table:table-cell office:value-type="float" office:value="8.2397" calcext:value-type="float">
            <text:p>8,24E+00</text:p>
          </table:table-cell>
          <table:table-cell office:value-type="float" office:value="367.91" calcext:value-type="float">
            <text:p>3,68E+02</text:p>
          </table:table-cell>
          <table:table-cell office:value-type="float" office:value="8" calcext:value-type="float">
            <text:p>8</text:p>
          </table:table-cell>
          <table:table-cell table:formula="of:=[.C100]" office:value-type="float" office:value="8.2397" calcext:value-type="float">
            <text:p>8,24E+00</text:p>
          </table:table-cell>
          <table:table-cell table:formula="of:=[.D100]" office:value-type="float" office:value="367.91" calcext:value-type="float">
            <text:p>3,68E+02</text:p>
          </table:table-cell>
          <table:table-cell table:formula="of:=CONCATENATE(UPPER(MID([.A100];1;FIND(&quot;.&quot;;[.A100])-1));&quot; &quot;;MID([.A100];FIND(&quot;.&quot;;[.A10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103]" office:value-type="string" office:string-value="MASE" calcext:value-type="string">
            <text:p>MAS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MASE</text:p>
          </table:table-cell>
          <table:table-cell office:value-type="float" office:value="1.2811" calcext:value-type="float">
            <text:p>1,28E+00</text:p>
          </table:table-cell>
          <table:table-cell office:value-type="float" office:value="0.40532" calcext:value-type="float">
            <text:p>4,05E-01</text:p>
          </table:table-cell>
          <table:table-cell office:value-type="float" office:value="1" calcext:value-type="float">
            <text:p>1</text:p>
          </table:table-cell>
          <table:table-cell table:formula="of:=[.C103]" office:value-type="float" office:value="1.2811" calcext:value-type="float">
            <text:p>1,28E+00</text:p>
          </table:table-cell>
          <table:table-cell table:formula="of:=[.D103]" office:value-type="float" office:value="0.40532" calcext:value-type="float">
            <text:p>4,05E-01</text:p>
          </table:table-cell>
          <table:table-cell table:formula="of:=CONCATENATE(UPPER(MID([.A103];1;FIND(&quot;.&quot;;[.A103])-1));&quot; &quot;;MID([.A103];FIND(&quot;.&quot;;[.A10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MASE</text:p>
          </table:table-cell>
          <table:table-cell office:value-type="float" office:value="1.3541" calcext:value-type="float">
            <text:p>1,35E+00</text:p>
          </table:table-cell>
          <table:table-cell office:value-type="float" office:value="0.021085" calcext:value-type="float">
            <text:p>2,11E-02</text:p>
          </table:table-cell>
          <table:table-cell office:value-type="float" office:value="2" calcext:value-type="float">
            <text:p>2</text:p>
          </table:table-cell>
          <table:table-cell table:formula="of:=[.C104]" office:value-type="float" office:value="1.3541" calcext:value-type="float">
            <text:p>1,35E+00</text:p>
          </table:table-cell>
          <table:table-cell table:formula="of:=[.D104]" office:value-type="float" office:value="0.021085" calcext:value-type="float">
            <text:p>2,11E-02</text:p>
          </table:table-cell>
          <table:table-cell table:formula="of:=CONCATENATE(UPPER(MID([.A104];1;FIND(&quot;.&quot;;[.A104])-1));&quot; &quot;;MID([.A104];FIND(&quot;.&quot;;[.A10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MASE</text:p>
          </table:table-cell>
          <table:table-cell office:value-type="float" office:value="1.4481" calcext:value-type="float">
            <text:p>1,45E+00</text:p>
          </table:table-cell>
          <table:table-cell office:value-type="float" office:value="0.4249" calcext:value-type="float">
            <text:p>4,25E-01</text:p>
          </table:table-cell>
          <table:table-cell office:value-type="float" office:value="3" calcext:value-type="float">
            <text:p>3</text:p>
          </table:table-cell>
          <table:table-cell table:formula="of:=[.C105]" office:value-type="float" office:value="1.4481" calcext:value-type="float">
            <text:p>1,45E+00</text:p>
          </table:table-cell>
          <table:table-cell table:formula="of:=[.D105]" office:value-type="float" office:value="0.4249" calcext:value-type="float">
            <text:p>4,25E-01</text:p>
          </table:table-cell>
          <table:table-cell table:formula="of:=CONCATENATE(UPPER(MID([.A105];1;FIND(&quot;.&quot;;[.A105])-1));&quot; &quot;;MID([.A105];FIND(&quot;.&quot;;[.A105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MASE</text:p>
          </table:table-cell>
          <table:table-cell office:value-type="float" office:value="1.4595" calcext:value-type="float">
            <text:p>1,46E+00</text:p>
          </table:table-cell>
          <table:table-cell office:value-type="float" office:value="3.0757" calcext:value-type="float">
            <text:p>3,08E+00</text:p>
          </table:table-cell>
          <table:table-cell office:value-type="float" office:value="4" calcext:value-type="float">
            <text:p>4</text:p>
          </table:table-cell>
          <table:table-cell table:formula="of:=[.C106]" office:value-type="float" office:value="1.4595" calcext:value-type="float">
            <text:p>1,46E+00</text:p>
          </table:table-cell>
          <table:table-cell table:formula="of:=[.D106]" office:value-type="float" office:value="3.0757" calcext:value-type="float">
            <text:p>3,08E+00</text:p>
          </table:table-cell>
          <table:table-cell table:formula="of:=CONCATENATE(UPPER(MID([.A106];1;FIND(&quot;.&quot;;[.A106])-1));&quot; &quot;;MID([.A106];FIND(&quot;.&quot;;[.A106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MASE</text:p>
          </table:table-cell>
          <table:table-cell office:value-type="float" office:value="1.5837" calcext:value-type="float">
            <text:p>1,58E+00</text:p>
          </table:table-cell>
          <table:table-cell office:value-type="float" office:value="7.931" calcext:value-type="float">
            <text:p>7,93E+00</text:p>
          </table:table-cell>
          <table:table-cell office:value-type="float" office:value="5" calcext:value-type="float">
            <text:p>5</text:p>
          </table:table-cell>
          <table:table-cell table:formula="of:=[.C107]" office:value-type="float" office:value="1.5837" calcext:value-type="float">
            <text:p>1,58E+00</text:p>
          </table:table-cell>
          <table:table-cell table:formula="of:=[.D107]" office:value-type="float" office:value="7.931" calcext:value-type="float">
            <text:p>7,93E+00</text:p>
          </table:table-cell>
          <table:table-cell table:formula="of:=CONCATENATE(UPPER(MID([.A107];1;FIND(&quot;.&quot;;[.A107])-1));&quot; &quot;;MID([.A107];FIND(&quot;.&quot;;[.A10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MASE</text:p>
          </table:table-cell>
          <table:table-cell office:value-type="float" office:value="5.1397" calcext:value-type="float">
            <text:p>5,14E+00</text:p>
          </table:table-cell>
          <table:table-cell office:value-type="float" office:value="50.767" calcext:value-type="float">
            <text:p>5,08E+01</text:p>
          </table:table-cell>
          <table:table-cell office:value-type="float" office:value="6" calcext:value-type="float">
            <text:p>6</text:p>
          </table:table-cell>
          <table:table-cell table:formula="of:=[.C108]" office:value-type="float" office:value="5.1397" calcext:value-type="float">
            <text:p>5,14E+00</text:p>
          </table:table-cell>
          <table:table-cell table:formula="of:=[.D108]" office:value-type="float" office:value="50.767" calcext:value-type="float">
            <text:p>5,08E+01</text:p>
          </table:table-cell>
          <table:table-cell table:formula="of:=CONCATENATE(UPPER(MID([.A108];1;FIND(&quot;.&quot;;[.A108])-1));&quot; &quot;;MID([.A108];FIND(&quot;.&quot;;[.A10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MASE</text:p>
          </table:table-cell>
          <table:table-cell office:value-type="float" office:value="7.5071" calcext:value-type="float">
            <text:p>7,51E+00</text:p>
          </table:table-cell>
          <table:table-cell office:value-type="float" office:value="356.15" calcext:value-type="float">
            <text:p>3,56E+02</text:p>
          </table:table-cell>
          <table:table-cell office:value-type="float" office:value="7" calcext:value-type="float">
            <text:p>7</text:p>
          </table:table-cell>
          <table:table-cell table:formula="of:=[.C109]" office:value-type="float" office:value="7.5071" calcext:value-type="float">
            <text:p>7,51E+00</text:p>
          </table:table-cell>
          <table:table-cell table:formula="of:=[.D109]" office:value-type="float" office:value="356.15" calcext:value-type="float">
            <text:p>3,56E+02</text:p>
          </table:table-cell>
          <table:table-cell table:formula="of:=CONCATENATE(UPPER(MID([.A109];1;FIND(&quot;.&quot;;[.A109])-1));&quot; &quot;;MID([.A109];FIND(&quot;.&quot;;[.A10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MASE</text:p>
          </table:table-cell>
          <table:table-cell office:value-type="float" office:value="8.8513" calcext:value-type="float">
            <text:p>8,85E+00</text:p>
          </table:table-cell>
          <table:table-cell office:value-type="float" office:value="354.68" calcext:value-type="float">
            <text:p>3,55E+02</text:p>
          </table:table-cell>
          <table:table-cell office:value-type="float" office:value="8" calcext:value-type="float">
            <text:p>8</text:p>
          </table:table-cell>
          <table:table-cell table:formula="of:=[.C110]" office:value-type="float" office:value="8.8513" calcext:value-type="float">
            <text:p>8,85E+00</text:p>
          </table:table-cell>
          <table:table-cell table:formula="of:=[.D110]" office:value-type="float" office:value="354.68" calcext:value-type="float">
            <text:p>3,55E+02</text:p>
          </table:table-cell>
          <table:table-cell table:formula="of:=CONCATENATE(UPPER(MID([.A110];1;FIND(&quot;.&quot;;[.A110])-1));&quot; &quot;;MID([.A110];FIND(&quot;.&quot;;[.A110])+1;50))" office:value-type="string" office:string-value="SAFARI 10.0.1" calcext:value-type="string">
            <text:p>SAFARI 10.0.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ERROR: </text:p>
          </table:table-cell>
          <table:table-cell table:style-name="Default" table:formula="of:=[.B113]" office:value-type="string" office:string-value="RMSSE" calcext:value-type="string">
            <text:p>RMSS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RMSSE</text:p>
          </table:table-cell>
          <table:table-cell office:value-type="float" office:value="1.638" calcext:value-type="float">
            <text:p>1,64E+00</text:p>
          </table:table-cell>
          <table:table-cell office:value-type="float" office:value="0.53369" calcext:value-type="float">
            <text:p>5,34E-01</text:p>
          </table:table-cell>
          <table:table-cell office:value-type="float" office:value="1" calcext:value-type="float">
            <text:p>1</text:p>
          </table:table-cell>
          <table:table-cell table:formula="of:=[.C113]" office:value-type="float" office:value="1.638" calcext:value-type="float">
            <text:p>1,64E+00</text:p>
          </table:table-cell>
          <table:table-cell table:formula="of:=[.D113]" office:value-type="float" office:value="0.53369" calcext:value-type="float">
            <text:p>5,34E-01</text:p>
          </table:table-cell>
          <table:table-cell table:formula="of:=CONCATENATE(UPPER(MID([.A113];1;FIND(&quot;.&quot;;[.A113])-1));&quot; &quot;;MID([.A113];FIND(&quot;.&quot;;[.A113])+1;50))" office:value-type="string" office:string-value="FIREFOX 50.1.0 (Linux)" calcext:value-type="string">
            <text:p>FIREFOX 50.1.0 (Linux)</text:p>
          </table:table-cell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RMSSE</text:p>
          </table:table-cell>
          <table:table-cell office:value-type="float" office:value="1.6965" calcext:value-type="float">
            <text:p>1,70E+00</text:p>
          </table:table-cell>
          <table:table-cell office:value-type="float" office:value="0.026367" calcext:value-type="float">
            <text:p>2,64E-02</text:p>
          </table:table-cell>
          <table:table-cell office:value-type="float" office:value="2" calcext:value-type="float">
            <text:p>2</text:p>
          </table:table-cell>
          <table:table-cell table:formula="of:=[.C114]" office:value-type="float" office:value="1.6965" calcext:value-type="float">
            <text:p>1,70E+00</text:p>
          </table:table-cell>
          <table:table-cell table:formula="of:=[.D114]" office:value-type="float" office:value="0.026367" calcext:value-type="float">
            <text:p>2,64E-02</text:p>
          </table:table-cell>
          <table:table-cell table:formula="of:=CONCATENATE(UPPER(MID([.A114];1;FIND(&quot;.&quot;;[.A114])-1));&quot; &quot;;MID([.A114];FIND(&quot;.&quot;;[.A114])+1;50))" office:value-type="string" office:string-value="CHROMIUM 55.0.2883.87" calcext:value-type="string">
            <text:p>CHROMIUM 55.0.2883.87</text:p>
          </table:table-cell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RMSSE</text:p>
          </table:table-cell>
          <table:table-cell office:value-type="float" office:value="1.7765" calcext:value-type="float">
            <text:p>1,78E+00</text:p>
          </table:table-cell>
          <table:table-cell office:value-type="float" office:value="0.60594" calcext:value-type="float">
            <text:p>6,06E-01</text:p>
          </table:table-cell>
          <table:table-cell office:value-type="float" office:value="3" calcext:value-type="float">
            <text:p>3</text:p>
          </table:table-cell>
          <table:table-cell table:formula="of:=[.C115]" office:value-type="float" office:value="1.7765" calcext:value-type="float">
            <text:p>1,78E+00</text:p>
          </table:table-cell>
          <table:table-cell table:formula="of:=[.D115]" office:value-type="float" office:value="0.60594" calcext:value-type="float">
            <text:p>6,06E-01</text:p>
          </table:table-cell>
          <table:table-cell table:formula="of:=CONCATENATE(UPPER(MID([.A115];1;FIND(&quot;.&quot;;[.A115])-1));&quot; &quot;;MID([.A115];FIND(&quot;.&quot;;[.A115])+1;50))" office:value-type="string" office:string-value="CHROME 55.0.2883.87" calcext:value-type="string">
            <text:p>CHROME 55.0.2883.87</text:p>
          </table:table-cell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RMSSE</text:p>
          </table:table-cell>
          <table:table-cell office:value-type="float" office:value="1.835" calcext:value-type="float">
            <text:p>1,84E+00</text:p>
          </table:table-cell>
          <table:table-cell office:value-type="float" office:value="3.5815" calcext:value-type="float">
            <text:p>3,58E+00</text:p>
          </table:table-cell>
          <table:table-cell office:value-type="float" office:value="4" calcext:value-type="float">
            <text:p>4</text:p>
          </table:table-cell>
          <table:table-cell table:formula="of:=[.C116]" office:value-type="float" office:value="1.835" calcext:value-type="float">
            <text:p>1,84E+00</text:p>
          </table:table-cell>
          <table:table-cell table:formula="of:=[.D116]" office:value-type="float" office:value="3.5815" calcext:value-type="float">
            <text:p>3,58E+00</text:p>
          </table:table-cell>
          <table:table-cell table:formula="of:=CONCATENATE(UPPER(MID([.A116];1;FIND(&quot;.&quot;;[.A116])-1));&quot; &quot;;MID([.A116];FIND(&quot;.&quot;;[.A116])+1;50))" office:value-type="string" office:string-value="FIREFOX 50.1.0 (Windows)" calcext:value-type="string">
            <text:p>FIREFOX 50.1.0 (Windows)</text:p>
          </table:table-cell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RMSSE</text:p>
          </table:table-cell>
          <table:table-cell office:value-type="float" office:value="2.0062" calcext:value-type="float">
            <text:p>2,01E+00</text:p>
          </table:table-cell>
          <table:table-cell office:value-type="float" office:value="11.212" calcext:value-type="float">
            <text:p>1,12E+01</text:p>
          </table:table-cell>
          <table:table-cell office:value-type="float" office:value="5" calcext:value-type="float">
            <text:p>5</text:p>
          </table:table-cell>
          <table:table-cell table:formula="of:=[.C117]" office:value-type="float" office:value="2.0062" calcext:value-type="float">
            <text:p>2,01E+00</text:p>
          </table:table-cell>
          <table:table-cell table:formula="of:=[.D117]" office:value-type="float" office:value="11.212" calcext:value-type="float">
            <text:p>1,12E+01</text:p>
          </table:table-cell>
          <table:table-cell table:formula="of:=CONCATENATE(UPPER(MID([.A117];1;FIND(&quot;.&quot;;[.A117])-1));&quot; &quot;;MID([.A117];FIND(&quot;.&quot;;[.A117])+1;50))" office:value-type="string" office:string-value="FIREFOX 47" calcext:value-type="string">
            <text:p>FIREFOX 47</text:p>
          </table:table-cell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RMSSE</text:p>
          </table:table-cell>
          <table:table-cell office:value-type="float" office:value="6.2775" calcext:value-type="float">
            <text:p>6,28E+00</text:p>
          </table:table-cell>
          <table:table-cell office:value-type="float" office:value="58.44" calcext:value-type="float">
            <text:p>5,84E+01</text:p>
          </table:table-cell>
          <table:table-cell office:value-type="float" office:value="6" calcext:value-type="float">
            <text:p>6</text:p>
          </table:table-cell>
          <table:table-cell table:formula="of:=[.C118]" office:value-type="float" office:value="6.2775" calcext:value-type="float">
            <text:p>6,28E+00</text:p>
          </table:table-cell>
          <table:table-cell table:formula="of:=[.D118]" office:value-type="float" office:value="58.44" calcext:value-type="float">
            <text:p>5,84E+01</text:p>
          </table:table-cell>
          <table:table-cell table:formula="of:=CONCATENATE(UPPER(MID([.A118];1;FIND(&quot;.&quot;;[.A118])-1));&quot; &quot;;MID([.A118];FIND(&quot;.&quot;;[.A118])+1;50))" office:value-type="string" office:string-value="IE 11.0.9600.18537" calcext:value-type="string">
            <text:p>IE 11.0.9600.18537</text:p>
          </table:table-cell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RMSSE</text:p>
          </table:table-cell>
          <table:table-cell office:value-type="float" office:value="8.782" calcext:value-type="float">
            <text:p>8,78E+00</text:p>
          </table:table-cell>
          <table:table-cell office:value-type="float" office:value="483.87" calcext:value-type="float">
            <text:p>4,84E+02</text:p>
          </table:table-cell>
          <table:table-cell office:value-type="float" office:value="7" calcext:value-type="float">
            <text:p>7</text:p>
          </table:table-cell>
          <table:table-cell table:formula="of:=[.C119]" office:value-type="float" office:value="8.782" calcext:value-type="float">
            <text:p>8,78E+00</text:p>
          </table:table-cell>
          <table:table-cell table:formula="of:=[.D119]" office:value-type="float" office:value="483.87" calcext:value-type="float">
            <text:p>4,84E+02</text:p>
          </table:table-cell>
          <table:table-cell table:formula="of:=CONCATENATE(UPPER(MID([.A119];1;FIND(&quot;.&quot;;[.A119])-1));&quot; &quot;;MID([.A119];FIND(&quot;.&quot;;[.A119])+1;50))" office:value-type="string" office:string-value="EDGE 38.14393.0.0" calcext:value-type="string">
            <text:p>EDGE 38.14393.0.0</text:p>
          </table:table-cell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RMSSE</text:p>
          </table:table-cell>
          <table:table-cell office:value-type="float" office:value="10.537" calcext:value-type="float">
            <text:p>1,05E+01</text:p>
          </table:table-cell>
          <table:table-cell office:value-type="float" office:value="515.93" calcext:value-type="float">
            <text:p>5,16E+02</text:p>
          </table:table-cell>
          <table:table-cell office:value-type="float" office:value="8" calcext:value-type="float">
            <text:p>8</text:p>
          </table:table-cell>
          <table:table-cell table:formula="of:=[.C120]" office:value-type="float" office:value="10.537" calcext:value-type="float">
            <text:p>1,05E+01</text:p>
          </table:table-cell>
          <table:table-cell table:formula="of:=[.D120]" office:value-type="float" office:value="515.93" calcext:value-type="float">
            <text:p>5,16E+02</text:p>
          </table:table-cell>
          <table:table-cell table:formula="of:=CONCATENATE(UPPER(MID([.A120];1;FIND(&quot;.&quot;;[.A120])-1));&quot; &quot;;MID([.A120];FIND(&quot;.&quot;;[.A120])+1;50))" office:value-type="string" office:string-value="SAFARI 10.0.1" calcext:value-type="string">
            <text:p>SAFARI 10.0.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irefox.50.1.0 (Linux)</text:p>
          </table:table-cell>
          <table:table-cell office:value-type="string" calcext:value-type="string">
            <text:p>MdASE</text:p>
          </table:table-cell>
          <table:table-cell office:value-type="float" office:value="1.0335" calcext:value-type="float">
            <text:p>1,03E+00</text:p>
          </table:table-cell>
          <table:table-cell office:value-type="float" office:value="0.48293" calcext:value-type="float">
            <text:p>4,83E-01</text:p>
          </table:table-cell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hromium.55.0.2883.87</text:p>
          </table:table-cell>
          <table:table-cell office:value-type="string" calcext:value-type="string">
            <text:p>MdASE</text:p>
          </table:table-cell>
          <table:table-cell office:value-type="float" office:value="1.1556" calcext:value-type="float">
            <text:p>1,16E+00</text:p>
          </table:table-cell>
          <table:table-cell office:value-type="float" office:value="0.04442" calcext:value-type="float">
            <text:p>4,44E-02</text:p>
          </table:table-cell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irefox.50.1.0 (Windows)</text:p>
          </table:table-cell>
          <table:table-cell office:value-type="string" calcext:value-type="string">
            <text:p>MdASE</text:p>
          </table:table-cell>
          <table:table-cell office:value-type="float" office:value="1.2353" calcext:value-type="float">
            <text:p>1,24E+00</text:p>
          </table:table-cell>
          <table:table-cell office:value-type="float" office:value="3.9458" calcext:value-type="float">
            <text:p>3,95E+00</text:p>
          </table:table-cell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hrome.55.0.2883.87</text:p>
          </table:table-cell>
          <table:table-cell office:value-type="string" calcext:value-type="string">
            <text:p>MdASE</text:p>
          </table:table-cell>
          <table:table-cell office:value-type="float" office:value="1.2706" calcext:value-type="float">
            <text:p>1,27E+00</text:p>
          </table:table-cell>
          <table:table-cell office:value-type="float" office:value="0.36765" calcext:value-type="float">
            <text:p>3,68E-01</text:p>
          </table:table-cell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irefox.47</text:p>
          </table:table-cell>
          <table:table-cell office:value-type="string" calcext:value-type="string">
            <text:p>MdASE</text:p>
          </table:table-cell>
          <table:table-cell office:value-type="float" office:value="1.351" calcext:value-type="float">
            <text:p>1,35E+00</text:p>
          </table:table-cell>
          <table:table-cell office:value-type="float" office:value="9.1386" calcext:value-type="float">
            <text:p>9,14E+00</text:p>
          </table:table-cell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e.11.0.9600.18537</text:p>
          </table:table-cell>
          <table:table-cell office:value-type="string" calcext:value-type="string">
            <text:p>MdASE</text:p>
          </table:table-cell>
          <table:table-cell office:value-type="float" office:value="4.7173" calcext:value-type="float">
            <text:p>4,72E+00</text:p>
          </table:table-cell>
          <table:table-cell office:value-type="float" office:value="99.486" calcext:value-type="float">
            <text:p>9,95E+01</text:p>
          </table:table-cell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dge.38.14393.0.0</text:p>
          </table:table-cell>
          <table:table-cell office:value-type="string" calcext:value-type="string">
            <text:p>MdASE</text:p>
          </table:table-cell>
          <table:table-cell office:value-type="float" office:value="7.7956" calcext:value-type="float">
            <text:p>7,80E+00</text:p>
          </table:table-cell>
          <table:table-cell office:value-type="float" office:value="491.68" calcext:value-type="float">
            <text:p>4,92E+02</text:p>
          </table:table-cell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afari.10.0.1</text:p>
          </table:table-cell>
          <table:table-cell office:value-type="string" calcext:value-type="string">
            <text:p>MdASE</text:p>
          </table:table-cell>
          <table:table-cell office:value-type="float" office:value="8.8929" calcext:value-type="float">
            <text:p>8,89E+00</text:p>
          </table:table-cell>
          <table:table-cell office:value-type="float" office:value="455.32" calcext:value-type="float">
            <text:p>4,55E+02</text:p>
          </table:table-cell>
          <table:table-cell table:style-name="ce1"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2.A123:Sheet2.D13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22:15:58.133329000</meta:creation-date>
    <dc:date>2016-12-22T19:34:04.804628000</dc:date>
    <meta:editing-duration>PT2H3M46S</meta:editing-duration>
    <meta:editing-cycles>7</meta:editing-cycles>
    <meta:generator>LibreOffice/5.0.6.3$MacOSX_X86_64 LibreOffice_project/490fc03b25318460cfc54456516ea2519c11d1aa</meta:generator>
    <meta:document-statistic meta:table-count="1" meta:cell-count="872" meta:object-count="0"/>
  </office:meta>
</office:document-meta>
</file>